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adornments="Regular" style:font-pitch="variable" style:font-charset="x-symbol"/>
    <style:font-face style:name="Symbol1" svg:font-family="Symbol" style:font-adornments="Regular" style:font-pitch="variable" style:font-charset="x-symbol"/>
    <style:font-face style:name="Arial1" svg:font-family="Arial, Helvetica, sans-serif"/>
    <style:font-face style:name="Lohit Hindi1" svg:font-family="'Lohit Hindi'"/>
    <style:font-face style:name="OpenSymbol1" svg:font-family="OpenSymbol"/>
    <style:font-face style:name="OpenSymbol3" svg:font-family="OpenSymbol, 'Arial Unicode MS'" style:font-pitch="variable"/>
    <style:font-face style:name="Symbol2" svg:font-family="Symbol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, 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" style:font-family-generic="system" style:font-pitch="variable"/>
    <style:font-face style:name="Symbol3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in" fo:margin-bottom="0in" style:contextual-spacing="false" style:page-number="auto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 fo:hyphenate="false" fo:hyphenation-remain-char-count="2" fo:hyphenation-push-char-count="2"/>
    </style:style>
    <style:style style:name="P4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4925in"/>
          <style:tab-stop style:position="7.5626in" style:type="right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 fo:hyphenate="false" fo:hyphenation-remain-char-count="2" fo:hyphenation-push-char-count="2"/>
    </style:style>
    <style:style style:name="P6" style:family="paragraph" style:parent-style-name="Text_20_body" style:list-style-name="WWNum1">
      <style:paragraph-properties fo:margin-top="0in" fo:margin-bottom="0in" style:contextual-spacing="false" fo:orphans="2" fo:widows="2" fo:hyphenation-ladder-count="no-limit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Text_20_body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/>
    </style:style>
    <style:style style:name="P9" style:family="paragraph" style:parent-style-name="Standard" style:list-style-name="WWNum1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10" style:family="paragraph" style:parent-style-name="Text_20_body">
      <style:paragraph-properties fo:margin-top="0in" fo:margin-bottom="0in" style:contextual-spacing="false" fo:orphans="2" fo:widows="2" fo:hyphenation-ladder-count="no-limit" fo:break-before="page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Text_20_body">
      <style:paragraph-properties fo:margin-top="0in" fo:margin-bottom="0in" style:contextual-spacing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fo:font-weight="bold" style:font-size-asian="10pt" style:font-weight-asian="bold" style:font-name-complex="Liberation Sans1" style:font-size-complex="10pt" style:font-weight-complex="bold"/>
    </style:style>
    <style:style style:name="P13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style:font-size-asian="10pt" style:font-name-complex="Liberation Sans1" style:font-size-complex="10pt" style:font-weight-complex="bold"/>
    </style:style>
    <style:style style:name="P15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fo:font-style="italic" style:font-size-asian="10pt" style:font-style-asian="italic" style:font-name-complex="Liberation Sans1" style:font-size-complex="10pt" style:font-style-complex="italic" style:font-weight-complex="bold"/>
    </style:style>
    <style:style style:name="P16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fo:font-variant="normal" fo:text-transform="none" fo:color="#000000" style:font-name="Arial1" fo:font-size="10pt" fo:letter-spacing="normal" fo:font-style="normal" fo:font-weight="normal" style:font-size-asian="10pt" style:font-name-complex="Liberation Sans1" style:font-size-complex="10pt" style:font-weight-complex="bold"/>
    </style:style>
    <style:style style:name="P17" style:family="paragraph" style:parent-style-name="Text_20_body">
      <style:paragraph-properties fo:margin-left="0in" fo:margin-right="0.152in" fo:margin-top="0in" fo:margin-bottom="0in" style:contextual-spacing="false" fo:text-indent="0in" style:auto-text-indent="false">
        <style:tab-stops>
          <style:tab-stop style:position="0.4925in"/>
          <style:tab-stop style:position="7.6362in" style:type="right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/>
    </style:style>
    <style:style style:name="P18" style:family="paragraph" style:parent-style-name="Text_20_body">
      <style:paragraph-properties fo:margin-left="0in" fo:margin-right="0.152in" fo:margin-top="0in" fo:margin-bottom="0in" style:contextual-spacing="false" fo:text-indent="0in" style:auto-text-indent="false">
        <style:tab-stops>
          <style:tab-stop style:position="0.4925in"/>
          <style:tab-stop style:position="7.6362in" style:type="right"/>
        </style:tab-stops>
      </style:paragraph-properties>
      <style:text-properties style:font-name="FreeSans" fo:font-size="10pt" fo:font-style="italic" style:font-size-asian="10pt" style:font-style-asian="italic" style:font-name-complex="Liberation Sans1" style:font-size-complex="10pt" style:font-style-complex="italic" style:font-weight-complex="bold"/>
    </style:style>
    <style:style style:name="P19" style:family="paragraph" style:parent-style-name="Text_20_body">
      <style:paragraph-properties fo:margin-left="0in" fo:margin-right="0.1209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1362in"/>
          <style:tab-stop style:position="0.4925in"/>
          <style:tab-stop style:position="7.5457in" style:type="right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Text_20_body">
      <style:paragraph-properties fo:margin-left="0in" fo:margin-right="0.1445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FreeSans" fo:font-size="10pt" fo:language="en" fo:country="US" fo:font-style="normal" fo:font-weight="normal" style:font-name-asian="DejaVu Sans" style:font-size-asian="10pt" style:language-asian="hi" style:country-asian="IN" style:font-style-asian="normal" style:font-weight-asian="normal" style:font-name-complex="Liberation Sans1" style:font-size-complex="10pt" style:language-complex="hi" style:country-complex="IN" style:font-style-complex="normal" style:font-weight-complex="normal" fo:hyphenate="false" fo:hyphenation-remain-char-count="2" fo:hyphenation-push-char-count="2"/>
    </style:style>
    <style:style style:name="P21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FreeSans" fo:font-size="10pt" fo:language="en" fo:country="US" fo:font-style="normal" fo:font-weight="normal" style:font-name-asian="DejaVu Sans" style:font-size-asian="10pt" style:language-asian="hi" style:country-asian="IN" style:font-style-asian="normal" style:font-weight-asian="normal" style:font-name-complex="Liberation Sans1" style:font-size-complex="10pt" style:language-complex="hi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Text_20_body">
      <style:paragraph-properties fo:margin-top="0in" fo:margin-bottom="0in" style:contextual-spacing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Text_20_body">
      <style:paragraph-properties fo:margin-top="0in" fo:margin-bottom="0in" style:contextual-spacing="false" fo:orphans="2" fo:widows="2" fo:hyphenation-ladder-count="no-limit" style:writing-mode="lr-tb">
        <style:tab-stops>
          <style:tab-stop style:position="0.4925in"/>
        </style:tab-stops>
      </style:paragraph-properties>
      <style:text-properties style:font-name="Droid Sans" fo:hyphenate="false" fo:hyphenation-remain-char-count="2" fo:hyphenation-push-char-count="2"/>
    </style:style>
    <style:style style:name="P25" style:family="paragraph" style:parent-style-name="Text_20_body">
      <style:paragraph-properties fo:margin-top="0in" fo:margin-bottom="0in" style:contextual-spacing="false" fo:orphans="2" fo:widows="2" fo:hyphenation-ladder-count="no-limit" fo:break-before="page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Text_20_body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4925in"/>
          <style:tab-stop style:position="7.5626in" style:type="right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 fo:hyphenate="false" fo:hyphenation-remain-char-count="2" fo:hyphenation-push-char-count="2"/>
    </style:style>
    <style:style style:name="P28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</style:style>
    <style:style style:name="P29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/>
    </style:style>
    <style:style style:name="P30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fo:font-weight="bold" style:font-size-asian="10pt" style:font-weight-asian="bold" style:font-name-complex="Liberation Sans1" style:font-size-complex="10pt" style:font-weight-complex="bold"/>
    </style:style>
    <style:style style:name="P31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style:font-size-asian="10pt" style:font-name-complex="Liberation Sans1" style:font-size-complex="10pt" style:font-weight-complex="bold"/>
    </style:style>
    <style:style style:name="P33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FreeSans" fo:font-size="10pt" fo:font-style="italic" style:font-size-asian="10pt" style:font-style-asian="italic" style:font-name-complex="Liberation Sans1" style:font-size-complex="10pt" style:font-style-complex="italic" style:font-weight-complex="bold"/>
    </style:style>
    <style:style style:name="P34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fo:font-variant="normal" fo:text-transform="none" fo:color="#000000" style:font-name="Arial1" fo:font-size="10pt" fo:letter-spacing="normal" fo:font-style="normal" fo:font-weight="normal" style:font-size-asian="10pt" style:font-name-complex="Liberation Sans1" style:font-size-complex="10pt" style:font-weight-complex="bold"/>
    </style:style>
    <style:style style:name="P35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Droid Sans"/>
    </style:style>
    <style:style style:name="P36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Droid Sans" fo:font-size="12pt" fo:font-weight="bold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38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Droid Sans" fo:font-size="12pt" style:font-size-asian="12pt" style:font-size-complex="12pt"/>
    </style:style>
    <style:style style:name="P39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Droid Sans" fo:font-size="12pt" style:font-size-asian="12pt" style:font-name-complex="Liberation Sans1" style:font-size-complex="12pt"/>
    </style:style>
    <style:style style:name="P40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FreeSans" fo:font-size="10pt" fo:language="en" fo:country="US" fo:font-style="normal" fo:font-weight="normal" style:font-name-asian="DejaVu Sans" style:font-size-asian="10pt" style:language-asian="hi" style:country-asian="IN" style:font-style-asian="normal" style:font-weight-asian="normal" style:font-name-complex="Liberation Sans1" style:font-size-complex="10pt" style:language-complex="hi" style:country-complex="IN" style:font-style-complex="normal" style:font-weight-complex="normal" fo:hyphenate="false" fo:hyphenation-remain-char-count="2" fo:hyphenation-push-char-count="2"/>
    </style:style>
    <style:style style:name="P41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style:font-name="Droid Sans" fo:hyphenate="false" fo:hyphenation-remain-char-count="2" fo:hyphenation-push-char-count="2"/>
    </style:style>
    <style:style style:name="P42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fo:background-color="transparent" style:writing-mode="lr-tb">
        <style:tab-stops>
          <style:tab-stop style:position="0.4925in"/>
          <style:tab-stop style:position="7.6126in" style:type="right"/>
        </style:tab-stops>
        <style:background-image/>
      </style:paragraph-properties>
      <style:text-properties fo:color="#00000a" style:font-name="FreeSans" fo:font-size="10pt" fo:language="en" fo:country="US" fo:font-style="normal" fo:font-weight="bold" style:font-name-asian="DejaVu Sans" style:font-size-asian="10pt" style:language-asian="hi" style:country-asian="IN" style:font-style-asian="normal" style:font-weight-asian="bold" style:font-name-complex="Liberation Sans1" style:font-size-complex="10pt" style:language-complex="hi" style:country-complex="IN" style:font-style-complex="normal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.2083in" fo:text-indent="0in" style:auto-text-indent="false"/>
      <style:text-properties style:font-name="Droid Sans"/>
    </style:style>
    <style:style style:name="P44" style:family="paragraph" style:parent-style-name="Standard">
      <style:paragraph-properties fo:margin-left="0in" fo:margin-right="0.2083in" fo:text-indent="0in" style:auto-text-indent="false"/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45" style:family="paragraph" style:parent-style-name="Text_20_body">
      <style:paragraph-properties fo:margin-left="0in" fo:margin-right="0.152in" fo:margin-top="0in" fo:margin-bottom="0in" style:contextual-spacing="false" fo:text-indent="0in" style:auto-text-indent="false">
        <style:tab-stops>
          <style:tab-stop style:position="0.4925in"/>
          <style:tab-stop style:position="7.6362in" style:type="right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/>
    </style:style>
    <style:style style:name="P46" style:family="paragraph" style:parent-style-name="Text_20_body">
      <style:paragraph-properties fo:margin-left="0in" fo:margin-right="0.152in" fo:margin-top="0in" fo:margin-bottom="0in" style:contextual-spacing="false" fo:text-indent="0in" style:auto-text-indent="false">
        <style:tab-stops>
          <style:tab-stop style:position="0.4925in"/>
          <style:tab-stop style:position="7.6362in" style:type="right"/>
        </style:tab-stops>
      </style:paragraph-properties>
      <style:text-properties style:font-name="FreeSans" fo:font-size="10pt" fo:font-style="italic" style:font-size-asian="10pt" style:font-style-asian="italic" style:font-name-complex="Liberation Sans1" style:font-size-complex="10pt" style:font-style-complex="italic" style:font-weight-complex="bold"/>
    </style:style>
    <style:style style:name="P47" style:family="paragraph" style:parent-style-name="Text_20_body">
      <style:paragraph-properties fo:margin-left="0in" fo:margin-right="0.1209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1362in"/>
          <style:tab-stop style:position="0.4925in"/>
          <style:tab-stop style:position="7.5457in" style:type="right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Text_20_body">
      <style:paragraph-properties fo:margin-left="0in" fo:margin-right="0.1445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FreeSans" fo:font-size="10pt" fo:language="en" fo:country="US" fo:font-style="normal" fo:font-weight="normal" style:font-name-asian="DejaVu Sans" style:font-size-asian="10pt" style:language-asian="hi" style:country-asian="IN" style:font-style-asian="normal" style:font-weight-asian="normal" style:font-name-complex="Liberation Sans1" style:font-size-complex="10pt" style:language-complex="hi" style:country-complex="IN" style:font-style-complex="normal" style:font-weight-complex="normal" fo:hyphenate="false" fo:hyphenation-remain-char-count="2" fo:hyphenation-push-char-count="2"/>
    </style:style>
    <style:style style:name="P49" style:family="paragraph" style:parent-style-name="Text_20_body">
      <style:paragraph-properties fo:margin-left="0in" fo:margin-right="0.1445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0pt" fo:language="en" fo:country="US" fo:font-style="normal" fo:font-weight="normal" style:font-name-asian="DejaVu Sans" style:font-size-asian="10pt" style:language-asian="hi" style:country-asian="IN" style:font-style-asian="normal" style:font-weight-asian="normal" style:font-name-complex="Liberation Sans1" style:font-size-complex="10pt" style:language-complex="hi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Text_20_body">
      <style:paragraph-properties fo:margin-left="0in" fo:margin-right="0.1445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0pt" fo:language="en" fo:country="US" fo:font-style="normal" fo:font-weight="normal" officeooo:paragraph-rsid="0017b945" style:font-name-asian="DejaVu Sans" style:font-size-asian="10pt" style:language-asian="hi" style:country-asian="IN" style:font-style-asian="normal" style:font-weight-asian="normal" style:font-name-complex="Liberation Sans1" style:font-size-complex="10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Text_20_body">
      <style:paragraph-properties fo:margin-left="0in" fo:margin-right="0.2098in" fo:margin-top="0in" fo:margin-bottom="0in" style:contextual-spacing="false" fo:text-indent="0in" style:auto-text-indent="false"/>
      <style:text-properties style:font-name="Droid Sans" fo:font-size="12pt" style:font-size-asian="12pt" style:font-name-complex="Liberation Sans1" style:font-size-complex="12pt"/>
    </style:style>
    <style:style style:name="P52" style:family="paragraph" style:parent-style-name="Standard">
      <style:paragraph-properties fo:margin-left="0in" fo:margin-right="0.2098in" fo:text-indent="0in" style:auto-text-indent="false"/>
      <style:text-properties style:font-name="Droid Sans" fo:font-size="10pt" fo:font-weight="bold" style:font-size-asian="10pt" style:font-weight-asian="bold" style:font-name-complex="Liberation Sans1" style:font-size-complex="10pt" style:font-weight-complex="bold"/>
    </style:style>
    <style:style style:name="P53" style:family="paragraph" style:parent-style-name="Standard">
      <style:paragraph-properties fo:margin-left="0in" fo:margin-right="0.2098in" fo:text-indent="0in" style:auto-text-indent="false"/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54" style:family="paragraph" style:parent-style-name="Standard">
      <style:paragraph-properties fo:margin-left="0in" fo:margin-right="0.2098in" fo:text-indent="0in" style:auto-text-indent="false"/>
      <style:text-properties style:font-name="Droid Sans" fo:font-size="12pt" style:font-size-asian="12pt" style:font-size-complex="12pt"/>
    </style:style>
    <style:style style:name="P55" style:family="paragraph" style:parent-style-name="Standard">
      <style:paragraph-properties>
        <style:tab-stops>
          <style:tab-stop style:position="0.4925in"/>
          <style:tab-stop style:position="7.5626in" style:type="right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/>
    </style:style>
    <style:style style:name="P56" style:family="paragraph" style:parent-style-name="Standard">
      <style:text-properties style:font-name="Droid Sans" fo:font-size="12pt" style:font-size-asian="12pt" style:font-size-complex="12pt"/>
    </style:style>
    <style:style style:name="P57" style:family="paragraph" style:parent-style-name="Standard">
      <style:paragraph-properties fo:margin-left="0in" fo:margin-right="0.1126in" fo:text-indent="0in" style:auto-text-indent="false">
        <style:tab-stops>
          <style:tab-stop style:position="0.4925in"/>
          <style:tab-stop style:position="7.6043in" style:type="right"/>
        </style:tab-stops>
      </style:paragraph-properties>
    </style:style>
    <style:style style:name="P58" style:family="paragraph" style:parent-style-name="Standard">
      <style:paragraph-properties fo:margin-left="0in" fo:margin-right="0.1126in" fo:text-indent="0in" style:auto-text-indent="false">
        <style:tab-stops>
          <style:tab-stop style:position="0.4925in"/>
        </style:tab-stops>
      </style:paragraph-properties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59" style:family="paragraph" style:parent-style-name="Standard">
      <style:paragraph-properties fo:margin-left="0in" fo:margin-right="0.1126in" fo:text-indent="0in" style:auto-text-indent="false">
        <style:tab-stops>
          <style:tab-stop style:position="0.4925in"/>
          <style:tab-stop style:position="7.6043in" style:type="right"/>
        </style:tab-stops>
      </style:paragraph-properties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60" style:family="paragraph" style:parent-style-name="Standard">
      <style:paragraph-properties fo:margin-left="0in" fo:margin-right="0.1126in" fo:text-indent="0in" style:auto-text-indent="false">
        <style:tab-stops>
          <style:tab-stop style:position="0.4925in"/>
          <style:tab-stop style:position="7.5957in" style:type="right"/>
        </style:tab-stops>
      </style:paragraph-properties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61" style:family="paragraph" style:parent-style-name="Standard">
      <style:paragraph-properties fo:margin-left="0in" fo:margin-right="0.1126in" fo:text-indent="0in" style:auto-text-indent="false">
        <style:tab-stops>
          <style:tab-stop style:position="0.4925in"/>
          <style:tab-stop style:position="7.6043in" style:type="right"/>
        </style:tab-stops>
      </style:paragraph-properties>
      <style:text-properties style:font-name="Droid Sans" fo:font-size="12pt" style:font-size-asian="12pt" style:font-size-complex="12pt"/>
    </style:style>
    <style:style style:name="P62" style:family="paragraph" style:parent-style-name="Standard">
      <style:paragraph-properties fo:margin-left="0in" fo:margin-right="0.1126in" fo:text-indent="0in" style:auto-text-indent="false">
        <style:tab-stops>
          <style:tab-stop style:position="0.4925in"/>
          <style:tab-stop style:position="7.5957in" style:type="right"/>
        </style:tab-stops>
      </style:paragraph-properties>
      <style:text-properties style:font-name="Droid Sans" fo:font-size="12pt" style:font-size-asian="12pt" style:font-size-complex="12pt"/>
    </style:style>
    <style:style style:name="P63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64" style:family="paragraph" style:parent-style-name="Text_20_body">
      <style:paragraph-properties fo:margin-left="0in" fo:margin-right="0.1126in" fo:margin-top="0in" fo:margin-bottom="0in" style:contextual-spacing="false" fo:text-indent="0in" style:auto-text-indent="false">
        <style:tab-stops>
          <style:tab-stop style:position="0.4925in"/>
          <style:tab-stop style:position="7.6043in" style:type="right"/>
        </style:tab-stops>
      </style:paragraph-properties>
      <style:text-properties style:font-name="Droid Sans" fo:font-size="12pt" style:font-size-asian="12pt" style:font-size-complex="12pt"/>
    </style:style>
    <style:style style:name="P65" style:family="paragraph" style:parent-style-name="Text_20_body">
      <style:paragraph-properties fo:margin-left="0in" fo:margin-right="0.1126in" fo:margin-top="0in" fo:margin-bottom="0in" style:contextual-spacing="false" fo:text-indent="0in" style:auto-text-indent="false">
        <style:tab-stops>
          <style:tab-stop style:position="0.4925in"/>
          <style:tab-stop style:position="7.6126in" style:type="right"/>
        </style:tab-stops>
      </style:paragraph-properties>
      <style:text-properties style:font-name="Droid Sans" fo:font-size="12pt" officeooo:paragraph-rsid="001ae486" style:font-size-asian="12pt" style:font-size-complex="12pt"/>
    </style:style>
    <style:style style:name="P66" style:family="paragraph" style:parent-style-name="Text_20_body">
      <style:paragraph-properties fo:margin-left="0in" fo:margin-right="0.0118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67" style:family="paragraph" style:parent-style-name="Text_20_body">
      <style:paragraph-properties fo:margin-left="0in" fo:margin-right="0.0882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7b945" fo:hyphenate="false" fo:hyphenation-remain-char-count="2" fo:hyphenation-push-char-count="2"/>
    </style:style>
    <style:style style:name="P68" style:family="paragraph" style:parent-style-name="Standard">
      <style:paragraph-properties fo:margin-left="0in" fo:margin-right="0.0201in" fo:text-indent="0in" style:auto-text-indent="false">
        <style:tab-stops>
          <style:tab-stop style:position="0.4925in"/>
          <style:tab-stop style:position="7.5626in" style:type="right"/>
        </style:tab-stops>
      </style:paragraph-properties>
      <style:text-properties style:font-name="Droid Sans" fo:font-size="12pt" style:font-size-asian="12pt" style:font-name-complex="Liberation Sans1" style:font-size-complex="12pt"/>
    </style:style>
    <style:style style:name="P69" style:family="paragraph" style:parent-style-name="Standard">
      <style:paragraph-properties fo:margin-left="0in" fo:margin-right="0.0201in" fo:text-indent="0in" style:auto-text-indent="false">
        <style:tab-stops>
          <style:tab-stop style:position="0.4925in"/>
          <style:tab-stop style:position="7.5957in" style:type="right"/>
        </style:tab-stops>
      </style:paragraph-properties>
      <style:text-properties style:font-name="Droid Sans" fo:font-size="12pt" style:font-size-asian="12pt" style:font-name-complex="Liberation Sans1" style:font-size-complex="12pt"/>
    </style:style>
    <style:style style:name="P70" style:family="paragraph" style:parent-style-name="Standard">
      <style:paragraph-properties fo:margin-left="0in" fo:margin-right="0.0201in" fo:text-indent="0in" style:auto-text-indent="false">
        <style:tab-stops>
          <style:tab-stop style:position="0.4925in"/>
          <style:tab-stop style:position="7.6043in" style:type="right"/>
        </style:tab-stops>
      </style:paragraph-properties>
      <style:text-properties style:font-name="Droid Sans" fo:font-size="12pt" style:font-size-asian="12pt" style:font-name-complex="Liberation Sans1" style:font-size-complex="12pt"/>
    </style:style>
    <style:style style:name="P71" style:family="paragraph" style:parent-style-name="Standard">
      <style:paragraph-properties fo:margin-left="0in" fo:margin-right="0.1201in" fo:text-indent="0in" style:auto-text-indent="false">
        <style:tab-stops>
          <style:tab-stop style:position="0.4925in"/>
          <style:tab-stop style:position="7.6043in" style:type="right"/>
        </style:tab-stops>
      </style:paragraph-properties>
      <style:text-properties style:font-name="Droid Sans" fo:font-size="12pt" style:font-size-asian="12pt" style:font-size-complex="12pt"/>
    </style:style>
    <style:style style:name="P72" style:family="paragraph" style:parent-style-name="Text_20_body">
      <style:paragraph-properties fo:margin-left="0in" fo:margin-right="0.1091in" fo:margin-top="0in" fo:margin-bottom="0in" style:contextual-spacing="false" fo:text-indent="0in" style:auto-text-indent="false">
        <style:tab-stops>
          <style:tab-stop style:position="0.4925in"/>
          <style:tab-stop style:position="7.6043in" style:type="right"/>
        </style:tab-stops>
      </style:paragraph-properties>
      <style:text-properties style:font-name="Droid Sans" fo:font-size="12pt" style:font-size-asian="12pt" style:font-size-complex="12pt"/>
    </style:style>
    <style:style style:name="P73" style:family="paragraph" style:parent-style-name="Standard" style:list-style-name="WWNum1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74" style:family="paragraph" style:parent-style-name="Standard" style:master-page-name="">
      <style:paragraph-properties fo:margin-left="0in" fo:margin-right="0.1252in" fo:margin-top="0in" fo:margin-bottom="0in" style:contextual-spacing="false" fo:orphans="2" fo:widows="2" fo:hyphenation-ladder-count="no-limit" fo:text-indent="0in" style:auto-text-indent="false" style:page-number="auto" style:writing-mode="lr-tb">
        <style:tab-stops>
          <style:tab-stop style:position="0.4925in"/>
          <style:tab-stop style:position="7.6043in" style:type="right"/>
        </style:tab-stops>
      </style:paragraph-properties>
      <style:text-properties style:font-name="FreeSans" fo:font-size="10pt" style:font-size-asian="10pt" style:font-name-complex="Liberation Sans1" style:font-size-complex="10pt" fo:hyphenate="false" fo:hyphenation-remain-char-count="2" fo:hyphenation-push-char-count="2"/>
    </style:style>
    <style:style style:name="P75" style:family="paragraph" style:parent-style-name="Text_20_body" style:master-page-name="Standard">
      <style:paragraph-properties fo:margin-top="0in" fo:margin-bottom="0in" style:contextual-spacing="false" style:page-number="auto"/>
    </style:style>
    <style:style style:name="P76" style:family="paragraph" style:parent-style-name="Text_20_body" style:list-style-name="WWNum1">
      <style:paragraph-properties fo:margin-top="0in" fo:margin-bottom="0in" style:contextual-spacing="false" fo:orphans="2" fo:widows="2" fo:hyphenation-ladder-count="no-limit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77" style:family="paragraph" style:parent-style-name="Text_20_body">
      <style:paragraph-properties fo:margin-top="0in" fo:margin-bottom="0in" style:contextual-spacing="false" fo:orphans="2" fo:widows="2" fo:hyphenation-ladder-count="no-limit" style:writing-mode="lr-tb">
        <style:tab-stops>
          <style:tab-stop style:position="0.4925in"/>
        </style:tab-stops>
      </style:paragraph-properties>
      <style:text-properties style:font-name="Droid Sans" fo:hyphenate="false" fo:hyphenation-remain-char-count="2" fo:hyphenation-push-char-count="2"/>
    </style:style>
    <style:style style:name="P78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font-size="10pt" fo:font-weight="bold" style:font-size-asian="10pt" style:font-weight-asian="bold" style:font-name-complex="Liberation Sans1" style:font-size-complex="10pt" style:font-weight-complex="bold" fo:hyphenate="false" fo:hyphenation-remain-char-count="2" fo:hyphenation-push-char-count="2"/>
    </style:style>
    <style:style style:name="P79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font-size="10pt" style:font-size-asian="8.75pt" style:font-size-complex="10pt" fo:hyphenate="false" fo:hyphenation-remain-char-count="2" fo:hyphenation-push-char-count="2"/>
    </style:style>
    <style:style style:name="P80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font-size="10pt" officeooo:paragraph-rsid="00164d5b" style:font-size-asian="8.75pt" style:font-size-complex="10pt" fo:hyphenate="false" fo:hyphenation-remain-char-count="2" fo:hyphenation-push-char-count="2"/>
    </style:style>
    <style:style style:name="P81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FreeSans" fo:hyphenate="false" fo:hyphenation-remain-char-count="2" fo:hyphenation-push-char-count="2"/>
    </style:style>
    <style:style style:name="P82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83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officeooo:paragraph-rsid="00164d5b" fo:hyphenate="false" fo:hyphenation-remain-char-count="2" fo:hyphenation-push-char-count="2"/>
    </style:style>
    <style:style style:name="P84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officeooo:paragraph-rsid="001a0f92" fo:hyphenate="false" fo:hyphenation-remain-char-count="2" fo:hyphenation-push-char-count="2"/>
    </style:style>
    <style:style style:name="P85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officeooo:paragraph-rsid="001ae902" fo:hyphenate="false" fo:hyphenation-remain-char-count="2" fo:hyphenation-push-char-count="2"/>
    </style:style>
    <style:style style:name="P86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Droid Sans" fo:font-size="12pt" fo:font-weight="bold" style:font-size-asian="12pt" style:font-weight-asian="bold" style:font-name-complex="Liberation Sans1" style:font-size-complex="12pt" style:font-weight-complex="bold" fo:hyphenate="false" fo:hyphenation-remain-char-count="2" fo:hyphenation-push-char-count="2"/>
    </style:style>
    <style:style style:name="P87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Droid Sans" fo:font-size="12pt" style:font-size-asian="12pt" style:font-size-complex="12pt" fo:hyphenate="false" fo:hyphenation-remain-char-count="2" fo:hyphenation-push-char-count="2"/>
    </style:style>
    <style:style style:name="P88" style:family="paragraph" style:parent-style-name="Text_20_body" style:list-style-name="WWNum1">
      <style:paragraph-properties fo:margin-left="0.2563in" fo:margin-right="0.2098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style:font-name="Droid Sans" fo:font-size="12pt" officeooo:rsid="001a0f92" officeooo:paragraph-rsid="001a0f92" style:font-size-asian="12pt" style:font-size-complex="12pt" fo:hyphenate="false" fo:hyphenation-remain-char-count="2" fo:hyphenation-push-char-count="2"/>
    </style:style>
    <style:style style:name="P89" style:family="paragraph" style:parent-style-name="Text_20_body" style:list-style-name="WWNum1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1362in"/>
          <style:tab-stop style:position="0.4925in"/>
          <style:tab-stop style:position="7.5957in" style:type="right"/>
        </style:tab-stops>
      </style:paragraph-properties>
      <style:text-properties style:font-name="Droid Sans" fo:font-size="12pt" fo:font-weight="bold" style:font-size-asian="12pt" style:font-weight-asian="bold" style:font-name-complex="Liberation Sans1" style:font-size-complex="12pt" style:font-weight-complex="bold" fo:hyphenate="false" fo:hyphenation-remain-char-count="2" fo:hyphenation-push-char-count="2"/>
    </style:style>
    <style:style style:name="P90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043in" style:type="right"/>
        </style:tab-stops>
      </style:paragraph-properties>
      <style:text-properties fo:color="#00000a" style:font-name="Droid Sans" fo:font-size="12pt" fo:language="en" fo:country="US" fo:font-style="normal" fo:font-weight="bold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91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043in" style:type="right"/>
        </style:tab-stops>
      </style:paragraph-properties>
      <style:text-properties fo:color="#00000a" style:font-name="Droid Sans" fo:font-size="12pt" fo:language="en" fo:country="US" fo:font-style="normal" fo:font-weight="bold" officeooo:paragraph-rsid="0017b945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92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043in" style:type="right"/>
        </style:tab-stops>
      </style:paragraph-properties>
      <style:text-properties fo:color="#00000a" style:font-name="Droid Sans" fo:font-size="12pt" fo:language="en" fo:country="US" fo:font-style="normal" fo:font-weight="bold" officeooo:paragraph-rsid="00164d5b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93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043in" style:type="right"/>
        </style:tab-stops>
      </style:paragraph-properties>
      <style:text-properties fo:color="#00000a" style:font-name="Droid Sans" fo:font-size="12pt" fo:language="en" fo:country="US" fo:font-style="normal" fo:font-weight="bold" officeooo:paragraph-rsid="001a0f92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94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043in" style:type="right"/>
        </style:tab-stops>
      </style:paragraph-properties>
      <style:text-properties fo:color="#00000a" style:font-name="Droid Sans" fo:font-size="12pt" fo:language="en" fo:country="US" fo:font-style="normal" fo:font-weight="bold" officeooo:paragraph-rsid="001831ec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95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5957in" style:type="right"/>
        </style:tab-stops>
      </style:paragraph-properties>
      <style:text-properties fo:color="#00000a" style:font-name="Droid Sans" fo:font-size="12pt" fo:language="en" fo:country="US" fo:font-style="normal" fo:font-weight="bold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96" style:family="paragraph" style:parent-style-name="Text_20_body">
      <style:paragraph-properties fo:margin-left="0in" fo:margin-right="0.1126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5957in" style:type="right"/>
        </style:tab-stops>
      </style:paragraph-properties>
      <style:text-properties fo:color="#00000a" style:font-name="Droid Sans" fo:font-size="12pt" fo:language="en" fo:country="US" fo:font-weight="bold" style:font-name-asian="DejaVu Sans" style:font-size-asian="12pt" style:language-asian="hi" style:country-asian="IN" style:font-weight-asian="bold" style:font-name-complex="Liberation Sans1" style:font-size-complex="12pt" style:language-complex="hi" style:country-complex="IN" style:font-weight-complex="bold" fo:hyphenate="false" fo:hyphenation-remain-char-count="2" fo:hyphenation-push-char-count="2"/>
    </style:style>
    <style:style style:name="P97" style:family="paragraph" style:parent-style-name="Text_20_body">
      <style:paragraph-properties fo:margin-left="0in" fo:margin-right="0.1126in" fo:margin-top="0in" fo:margin-bottom="0in" style:contextual-spacing="false" fo:text-indent="0in" style:auto-text-indent="false">
        <style:tab-stops>
          <style:tab-stop style:position="0.4925in"/>
          <style:tab-stop style:position="4.3752in"/>
          <style:tab-stop style:position="7.6201in" style:type="right"/>
        </style:tab-stops>
      </style:paragraph-properties>
      <style:text-properties style:font-name="Droid Sans" fo:font-size="12pt" fo:font-weight="bold" officeooo:paragraph-rsid="00164d5b" style:font-size-asian="12pt" style:font-weight-asian="bold" style:font-name-complex="Liberation Sans1" style:font-size-complex="12pt" style:font-weight-complex="bold"/>
    </style:style>
    <style:style style:name="P98" style:family="paragraph" style:parent-style-name="Text_20_body">
      <style:paragraph-properties fo:margin-left="0in" fo:margin-right="0.1126in" fo:margin-top="0in" fo:margin-bottom="0in" style:contextual-spacing="false" fo:text-indent="0in" style:auto-text-indent="false">
        <style:tab-stops>
          <style:tab-stop style:position="0.4925in"/>
          <style:tab-stop style:position="7.6126in" style:type="right"/>
        </style:tab-stops>
      </style:paragraph-properties>
      <style:text-properties style:font-name="FreeSans" officeooo:paragraph-rsid="001d866e"/>
    </style:style>
    <style:style style:name="P99" style:family="paragraph" style:parent-style-name="Text_20_body" style:list-style-name="WWNum1">
      <style:paragraph-properties fo:margin-left="0.2563in" fo:margin-right="0.1126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100" style:family="paragraph" style:parent-style-name="Text_20_body" style:list-style-name="WWNum1" style:master-page-name="">
      <style:paragraph-properties fo:margin-left="0.25in" fo:margin-right="0in" fo:margin-top="0in" fo:margin-bottom="0in" style:contextual-spacing="false" fo:orphans="2" fo:widows="2" fo:hyphenation-ladder-count="no-limit" fo:text-indent="-0.1252in" style:auto-text-indent="false" style:page-number="auto" style:writing-mode="lr-tb">
        <style:tab-stops>
          <style:tab-stop style:position="0.1362in"/>
          <style:tab-stop style:position="0.4925in"/>
        </style:tab-stops>
      </style:paragraph-properties>
      <style:text-properties officeooo:paragraph-rsid="001ae902" fo:hyphenate="false" fo:hyphenation-remain-char-count="2" fo:hyphenation-push-char-count="2"/>
    </style:style>
    <style:style style:name="P101" style:family="paragraph" style:parent-style-name="Text_20_body" style:list-style-name="WWNum1">
      <style:paragraph-properties fo:margin-left="0.2563in" fo:margin-right="0.0957in" fo:margin-top="0in" fo:margin-bottom="0in" style:contextual-spacing="false" fo:orphans="2" fo:widows="2" fo:hyphenation-ladder-count="no-limit" fo:text-indent="-0.152in" style:auto-text-indent="false" style:writing-mode="lr-tb">
        <style:tab-stops>
          <style:tab-stop style:position="0.1362in"/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102" style:family="paragraph" style:parent-style-name="Text_20_body">
      <style:paragraph-properties fo:margin-left="0in" fo:margin-right="0.2083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bold" officeooo:rsid="0017b945" officeooo:paragraph-rsid="0017b945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103" style:family="paragraph" style:parent-style-name="Text_20_body">
      <style:paragraph-properties fo:margin-left="0in" fo:margin-right="0.2083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bold" officeooo:rsid="0017b945" officeooo:paragraph-rsid="001a0f92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104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bold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105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bold" officeooo:paragraph-rsid="00164d5b" style:font-name-asian="DejaVu Sans" style:font-size-asian="12pt" style:language-asian="hi" style:country-asian="IN" style:font-style-asian="normal" style:font-weight-asian="bold" style:font-name-complex="Liberation Sans1" style:font-size-complex="12pt" style:language-complex="hi" style:country-complex="IN" style:font-style-complex="normal" style:font-weight-complex="bold" fo:hyphenate="false" fo:hyphenation-remain-char-count="2" fo:hyphenation-push-char-count="2"/>
    </style:style>
    <style:style style:name="P106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normal" style:font-name-asian="DejaVu Sans" style:font-size-asian="12pt" style:language-asian="hi" style:country-asian="IN" style:font-style-asian="normal" style:font-weight-asian="normal" style:font-name-complex="Liberation Sans1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7" style:family="paragraph" style:parent-style-name="Text_20_body">
      <style:paragraph-properties fo:margin-left="0in" fo:margin-right="0.2083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normal" officeooo:rsid="001a0f92" officeooo:paragraph-rsid="001a0f92" style:font-name-asian="DejaVu Sans" style:font-size-asian="12pt" style:language-asian="hi" style:country-asian="IN" style:font-style-asian="normal" style:font-weight-asian="normal" style:font-name-complex="Liberation Sans1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8" style:family="paragraph" style:parent-style-name="Text_20_body">
      <style:paragraph-properties fo:margin-left="0in" fo:margin-right="0.2083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style="normal" fo:font-weight="normal" officeooo:rsid="0017b945" officeooo:paragraph-rsid="0017b945" style:font-name-asian="DejaVu Sans" style:font-size-asian="12pt" style:language-asian="hi" style:country-asian="IN" style:font-style-asian="normal" style:font-weight-asian="normal" style:font-name-complex="Liberation Sans1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09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fo:color="#00000a" style:font-name="Droid Sans" fo:font-size="12pt" fo:language="en" fo:country="US" fo:font-weight="bold" style:font-name-asian="DejaVu Sans" style:font-size-asian="12pt" style:language-asian="hi" style:country-asian="IN" style:font-weight-asian="bold" style:font-name-complex="Liberation Sans1" style:font-size-complex="12pt" style:language-complex="hi" style:country-complex="IN" style:font-weight-complex="bold" fo:hyphenate="false" fo:hyphenation-remain-char-count="2" fo:hyphenation-push-char-count="2"/>
    </style:style>
    <style:style style:name="P110" style:family="paragraph" style:parent-style-name="Text_20_body">
      <style:paragraph-properties fo:margin-left="0in" fo:margin-right="0.2083in" fo:margin-top="0in" fo:margin-bottom="0in" style:contextual-spacing="false" fo:orphans="2" fo:widows="2" fo:hyphenation-ladder-count="no-limit" fo:text-indent="0in" style:auto-text-indent="false" style:writing-mode="lr-tb">
        <style:tab-stops>
          <style:tab-stop style:position="0.4925in"/>
          <style:tab-stop style:position="7.6126in" style:type="right"/>
        </style:tab-stops>
      </style:paragraph-properties>
      <style:text-properties style:font-name="Droid Sans" fo:font-size="12pt" style:font-size-asian="12pt" style:font-size-complex="12pt" fo:hyphenate="false" fo:hyphenation-remain-char-count="2" fo:hyphenation-push-char-count="2"/>
    </style:style>
    <style:style style:name="P111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</style:style>
    <style:style style:name="P112" style:family="paragraph" style:parent-style-name="Text_20_body">
      <style:paragraph-properties fo:margin-left="0in" fo:margin-right="0.2083in" fo:margin-top="0in" fo:margin-bottom="0in" style:contextual-spacing="false" fo:text-indent="0in" style:auto-text-indent="false"/>
      <style:text-properties style:font-name="Droid Sans" fo:font-size="12pt" style:font-size-asian="12pt" style:font-size-complex="12pt"/>
    </style:style>
    <style:style style:name="P113" style:family="paragraph" style:parent-style-name="Text_20_body">
      <style:paragraph-properties fo:margin-left="0in" fo:margin-right="0.152in" fo:margin-top="0in" fo:margin-bottom="0in" style:contextual-spacing="false" fo:text-indent="0in" style:auto-text-indent="false">
        <style:tab-stops>
          <style:tab-stop style:position="0.4925in"/>
          <style:tab-stop style:position="7.6362in" style:type="right"/>
        </style:tab-stops>
      </style:paragraph-properties>
      <style:text-properties style:font-name="Droid Sans" fo:font-size="12pt" style:font-size-asian="12pt" style:font-size-complex="12pt"/>
    </style:style>
    <style:style style:name="P114" style:family="paragraph" style:parent-style-name="Text_20_body">
      <style:paragraph-properties fo:margin-left="0in" fo:margin-right="-0.0299in" fo:margin-top="0in" fo:margin-bottom="0in" style:contextual-spacing="false" fo:text-indent="0in" style:auto-text-indent="false">
        <style:tab-stops>
          <style:tab-stop style:position="0.4925in"/>
          <style:tab-stop style:position="7.5492in" style:type="right"/>
        </style:tab-stops>
      </style:paragraph-properties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P115" style:family="paragraph" style:parent-style-name="Text_20_body" style:master-page-name="">
      <style:paragraph-properties fo:margin-left="0in" fo:margin-right="0.0618in" fo:margin-top="0in" fo:margin-bottom="0in" style:contextual-spacing="false" fo:orphans="2" fo:widows="2" fo:hyphenation-ladder-count="no-limit" fo:text-indent="0in" style:auto-text-indent="false" style:page-number="auto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116" style:family="paragraph" style:parent-style-name="Text_20_body" style:master-page-name="">
      <style:paragraph-properties fo:margin-left="0in" fo:margin-right="0.0618in" fo:margin-top="0in" fo:margin-bottom="0in" style:contextual-spacing="false" fo:orphans="2" fo:widows="2" fo:hyphenation-ladder-count="no-limit" fo:text-indent="0in" style:auto-text-indent="false" style:page-number="auto" style:writing-mode="lr-tb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style:font-name="FreeSans" fo:font-size="14pt" style:text-underline-style="solid" style:text-underline-width="auto" style:text-underline-color="font-color" fo:font-weight="bold" fo:background-color="#e6e6e6" loext:char-shading-value="0" style:font-size-asian="14pt" style:font-weight-asian="bold" style:font-name-complex="Liberation Sans1" style:font-size-complex="14pt" style:font-weight-complex="bold"/>
    </style:style>
    <style:style style:name="T2" style:family="text">
      <style:text-properties fo:color="#00000a" style:font-name="FreeSans" fo:font-size="10pt" fo:language="en" fo:country="US" style:font-name-asian="DejaVu Sans" style:font-size-asian="10pt" style:language-asian="hi" style:country-asian="IN" style:font-name-complex="Liberation Sans1" style:font-size-complex="10pt" style:language-complex="hi" style:country-complex="IN"/>
    </style:style>
    <style:style style:name="T3" style:family="text">
      <style:text-properties fo:color="#00000a" style:font-name="FreeSans" fo:font-size="14pt" fo:language="en" fo:country="US" style:text-underline-style="solid" style:text-underline-width="auto" style:text-underline-color="font-color" fo:font-weight="bold" fo:background-color="#e6e6e6" loext:char-shading-value="0" style:font-name-asian="DejaVu Sans" style:font-size-asian="14pt" style:language-asian="hi" style:country-asian="IN" style:font-weight-asian="bold" style:font-name-complex="Liberation Sans1" style:font-size-complex="14pt" style:language-complex="hi" style:country-complex="IN" style:font-weight-complex="bold"/>
    </style:style>
    <style:style style:name="T4" style:family="text">
      <style:text-properties fo:font-size="10pt" style:font-size-asian="10pt" style:font-name-complex="Liberation Sans1" style:font-size-complex="10pt"/>
    </style:style>
    <style:style style:name="T5" style:family="text">
      <style:text-properties fo:font-size="10pt" fo:font-weight="bold" style:font-size-asian="10pt" style:font-weight-asian="bold" style:font-name-complex="Liberation Sans1" style:font-size-complex="10pt" style:font-weight-complex="bold"/>
    </style:style>
    <style:style style:name="T6" style:family="text">
      <style:text-properties fo:color="#00000a" style:font-name="FreeSans" fo:font-size="10pt" fo:language="en" fo:country="US" fo:font-weight="bold" style:font-name-asian="DejaVu Sans" style:font-size-asian="10pt" style:language-asian="hi" style:country-asian="IN" style:font-weight-asian="bold" style:font-name-complex="Liberation Sans1" style:font-size-complex="10pt" style:language-complex="hi" style:country-complex="IN" style:font-weight-complex="bold"/>
    </style:style>
    <style:style style:name="T7" style:family="text">
      <style:text-properties style:font-name="Droid Sans" fo:font-size="20pt" fo:font-weight="bold" style:font-size-asian="20pt" style:font-weight-asian="bold" style:font-name-complex="Liberation Sans1" style:font-size-complex="20pt"/>
    </style:style>
    <style:style style:name="T8" style:family="text">
      <style:text-properties style:font-name="Droid Sans" fo:font-size="12pt" fo:font-weight="bold" style:font-size-asian="12pt" style:font-weight-asian="bold" style:font-name-complex="Liberation Sans1" style:font-size-complex="12pt"/>
    </style:style>
    <style:style style:name="T9" style:family="text">
      <style:text-properties style:font-name="Droid Sans" fo:font-size="12pt" fo:font-weight="bold" style:font-size-asian="12pt" style:font-weight-asian="bold" style:font-name-complex="Liberation Sans1" style:font-size-complex="12pt" style:font-weight-complex="bold"/>
    </style:style>
    <style:style style:name="T10" style:family="text">
      <style:text-properties style:font-name="Droid Sans" fo:font-size="12pt" fo:font-weight="bold" officeooo:rsid="00164d5b" style:font-size-asian="12pt" style:font-weight-asian="bold" style:font-name-complex="Liberation Sans1" style:font-size-complex="12pt" style:font-weight-complex="bold"/>
    </style:style>
    <style:style style:name="T11" style:family="text">
      <style:text-properties style:font-name="Droid Sans" fo:font-size="12pt" fo:font-weight="bold" officeooo:rsid="001a641f" style:font-size-asian="12pt" style:font-weight-asian="bold" style:font-name-complex="Liberation Sans1" style:font-size-complex="12pt" style:font-weight-complex="bold"/>
    </style:style>
    <style:style style:name="T12" style:family="text">
      <style:text-properties style:font-name="Droid Sans" fo:font-size="12pt" style:font-size-asian="12pt" style:font-name-complex="Liberation Sans1" style:font-size-complex="12pt"/>
    </style:style>
    <style:style style:name="T13" style:family="text">
      <style:text-properties style:font-name="Droid Sans" fo:font-size="12pt" fo:font-weight="normal" officeooo:rsid="001a641f" style:font-size-asian="12pt" style:font-weight-asian="normal" style:font-name-complex="Liberation Sans1" style:font-size-complex="12pt" style:font-weight-complex="normal"/>
    </style:style>
    <style:style style:name="T14" style:family="text">
      <style:text-properties style:font-name="Droid Sans" fo:font-size="12pt" fo:font-weight="normal" officeooo:rsid="001ae902" style:font-size-asian="12pt" style:font-weight-asian="normal" style:font-name-complex="Liberation Sans1" style:font-size-complex="12pt" style:font-weight-complex="normal"/>
    </style:style>
    <style:style style:name="T15" style:family="text">
      <style:text-properties style:font-name="Droid Sans" fo:font-size="12pt" fo:font-weight="normal" officeooo:rsid="00164d5b" style:font-size-asian="12pt" style:font-weight-asian="normal" style:font-name-complex="Liberation Sans1" style:font-size-complex="12pt" style:font-weight-complex="normal"/>
    </style:style>
    <style:style style:name="T16" style:family="text">
      <style:text-properties style:font-name="Droid Sans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font-name="Droid Sans" fo:font-size="14pt" style:text-underline-style="solid" style:text-underline-width="auto" style:text-underline-color="font-color" fo:font-weight="bold" fo:background-color="#e6e6e6" loext:char-shading-value="0" style:font-size-asian="14pt" style:font-weight-asian="bold" style:font-name-complex="Liberation Sans1" style:font-size-complex="14pt" style:font-weight-complex="bold"/>
    </style:style>
    <style:style style:name="T18" style:family="text">
      <style:text-properties fo:color="#666666" style:font-name="Droid Sans" fo:font-size="10pt" fo:font-weight="bold" style:font-size-asian="10pt" style:font-weight-asian="bold" style:font-name-complex="Liberation Sans1" style:font-size-complex="10pt"/>
    </style:style>
    <style:style style:name="T19" style:family="text">
      <style:text-properties fo:color="#0000ff" style:font-name="Droid Sans" fo:font-size="10pt" fo:font-weight="bold" style:font-size-asian="10pt" style:font-weight-asian="bold" style:font-name-complex="Liberation Sans1" style:font-size-complex="10pt"/>
    </style:style>
    <style:style style:name="T20" style:family="text">
      <style:text-properties style:font-name="FreeSans" fo:font-size="14pt" style:text-underline-style="solid" style:text-underline-width="auto" style:text-underline-color="font-color" fo:font-weight="bold" fo:background-color="#e6e6e6" loext:char-shading-value="0" style:font-size-asian="14pt" style:font-weight-asian="bold" style:font-name-complex="Liberation Sans1" style:font-size-complex="14pt" style:font-weight-complex="bold"/>
    </style:style>
    <style:style style:name="T21" style:family="text">
      <style:text-properties fo:color="#00000a" style:font-name="FreeSans" fo:font-size="10pt" fo:language="en" fo:country="US" style:font-name-asian="DejaVu Sans" style:font-size-asian="10pt" style:language-asian="hi" style:country-asian="IN" style:font-name-complex="Liberation Sans1" style:font-size-complex="10pt" style:language-complex="hi" style:country-complex="IN"/>
    </style:style>
    <style:style style:name="T22" style:family="text">
      <style:text-properties fo:color="#00000a" style:font-name="FreeSans" fo:font-size="10pt" fo:language="en" fo:country="US" fo:font-weight="bold" style:font-name-asian="DejaVu Sans" style:font-size-asian="10pt" style:language-asian="hi" style:country-asian="IN" style:font-weight-asian="bold" style:font-name-complex="Liberation Sans1" style:font-size-complex="10pt" style:language-complex="hi" style:country-complex="IN" style:font-weight-complex="bold"/>
    </style:style>
    <style:style style:name="T23" style:family="text">
      <style:text-properties fo:color="#00000a" style:font-name="FreeSans" fo:font-size="14pt" fo:language="en" fo:country="US" style:text-underline-style="solid" style:text-underline-width="auto" style:text-underline-color="font-color" fo:font-weight="bold" fo:background-color="#e6e6e6" loext:char-shading-value="0" style:font-name-asian="DejaVu Sans" style:font-size-asian="14pt" style:language-asian="hi" style:country-asian="IN" style:font-weight-asian="bold" style:font-name-complex="Liberation Sans1" style:font-size-complex="14pt" style:language-complex="hi" style:country-complex="IN" style:font-weight-complex="bold"/>
    </style:style>
    <style:style style:name="T24" style:family="text">
      <style:text-properties fo:color="#00000a" fo:language="en" fo:country="US" fo:font-style="normal" fo:font-weight="normal" style:font-name-asian="DejaVu Sans" style:language-asian="hi" style:country-asian="IN" style:font-style-asian="normal" style:font-weight-asian="normal" style:font-name-complex="Liberation Sans1" style:language-complex="hi" style:country-complex="IN" style:font-style-complex="normal" style:font-weight-complex="normal"/>
    </style:style>
    <style:style style:name="T25" style:family="text">
      <style:text-properties fo:color="#00000a" style:font-name="Droid Sans" fo:font-size="10pt" fo:language="en" fo:country="US" style:text-underline-style="solid" style:text-underline-width="auto" style:text-underline-color="font-color" fo:font-weight="bold" fo:background-color="#e6e6e6" loext:char-shading-value="0" style:font-name-asian="DejaVu Sans" style:font-size-asian="10pt" style:language-asian="hi" style:country-asian="IN" style:font-weight-asian="bold" style:font-name-complex="Liberation Sans1" style:font-size-complex="10pt" style:language-complex="hi" style:country-complex="IN" style:font-weight-complex="bold"/>
    </style:style>
    <style:style style:name="T26" style:family="text">
      <style:text-properties fo:color="#00000a" style:font-name="Droid Sans" fo:font-size="14pt" fo:language="en" fo:country="US" style:text-underline-style="solid" style:text-underline-width="auto" style:text-underline-color="font-color" fo:background-color="#e6e6e6" loext:char-shading-value="0" style:font-name-asian="DejaVu Sans" style:font-size-asian="14pt" style:language-asian="hi" style:country-asian="IN" style:font-size-complex="14pt" style:language-complex="hi" style:country-complex="IN"/>
    </style:style>
    <style:style style:name="T27" style:family="text">
      <style:text-properties fo:color="#00000a" style:font-name="Droid Sans" fo:font-size="14pt" fo:language="en" fo:country="US" style:text-underline-style="solid" style:text-underline-width="auto" style:text-underline-color="font-color" fo:font-weight="bold" fo:background-color="#e6e6e6" loext:char-shading-value="0" style:font-name-asian="DejaVu Sans" style:font-size-asian="14pt" style:language-asian="hi" style:country-asian="IN" style:font-weight-asian="bold" style:font-name-complex="Liberation Sans1" style:font-size-complex="14pt" style:language-complex="hi" style:country-complex="IN" style:font-weight-complex="bold"/>
    </style:style>
    <style:style style:name="T28" style:family="text">
      <style:text-properties fo:color="#00000a" style:font-name="Droid Sans" fo:font-size="14pt" fo:language="en" fo:country="US" style:text-underline-style="solid" style:text-underline-width="auto" style:text-underline-color="font-color" fo:font-weight="bold" officeooo:rsid="0017b945" fo:background-color="#e6e6e6" loext:char-shading-value="0" style:font-name-asian="DejaVu Sans" style:font-size-asian="14pt" style:language-asian="hi" style:country-asian="IN" style:font-weight-asian="bold" style:font-name-complex="Liberation Sans1" style:font-size-complex="14pt" style:language-complex="hi" style:country-complex="IN" style:font-weight-complex="bold"/>
    </style:style>
    <style:style style:name="T29" style:family="text">
      <style:text-properties fo:color="#00000a" style:font-name="Droid Sans" fo:font-size="14pt" fo:language="en" fo:country="US" style:text-underline-style="solid" style:text-underline-width="auto" style:text-underline-color="font-color" fo:font-weight="bold" officeooo:rsid="001831ec" fo:background-color="#e6e6e6" loext:char-shading-value="0" style:font-name-asian="DejaVu Sans" style:font-size-asian="14pt" style:language-asian="hi" style:country-asian="IN" style:font-weight-asian="bold" style:font-name-complex="Liberation Sans1" style:font-size-complex="14pt" style:language-complex="hi" style:country-complex="IN" style:font-weight-complex="bold"/>
    </style:style>
    <style:style style:name="T30" style:family="text">
      <style:text-properties fo:color="#00000a" style:font-name="Droid Sans" fo:font-size="14pt" fo:language="en" fo:country="US" style:text-underline-style="solid" style:text-underline-width="auto" style:text-underline-color="font-color" fo:font-weight="bold" officeooo:rsid="001d866e" fo:background-color="#e6e6e6" loext:char-shading-value="0" style:font-name-asian="DejaVu Sans" style:font-size-asian="14pt" style:language-asian="hi" style:country-asian="IN" style:font-weight-asian="bold" style:font-name-complex="Liberation Sans1" style:font-size-complex="14pt" style:language-complex="hi" style:country-complex="IN" style:font-weight-complex="bold"/>
    </style:style>
    <style:style style:name="T31" style:family="text">
      <style:text-properties fo:color="#00000a" style:font-name="Droid Sans" fo:font-size="14pt" fo:language="en" fo:country="US" style:text-underline-style="solid" style:text-underline-width="auto" style:text-underline-color="font-color" fo:font-weight="bold" fo:background-color="#e6e6e6" loext:char-shading-value="0" style:font-name-asian="DejaVu Sans" style:font-size-asian="14pt" style:language-asian="hi" style:country-asian="IN" style:font-weight-asian="bold" style:font-size-complex="14pt" style:language-complex="hi" style:country-complex="IN" style:font-weight-complex="bold"/>
    </style:style>
    <style:style style:name="T32" style:family="text">
      <style:text-properties fo:color="#00000a" style:font-name="Droid Sans" fo:font-size="12pt" fo:language="en" fo:country="US" style:text-underline-style="solid" style:text-underline-width="auto" style:text-underline-color="font-color" fo:font-weight="bold" fo:background-color="#e6e6e6" loext:char-shading-value="0" style:font-name-asian="DejaVu Sans" style:font-size-asian="12pt" style:language-asian="hi" style:country-asian="IN" style:font-weight-asian="bold" style:font-name-complex="Liberation Sans1" style:font-size-complex="12pt" style:language-complex="hi" style:country-complex="IN" style:font-weight-complex="bold"/>
    </style:style>
    <style:style style:name="T33" style:family="text">
      <style:text-properties fo:color="#00000a" style:font-name="Droid Sans" fo:font-size="12pt" fo:language="en" fo:country="US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34" style:family="text">
      <style:text-properties fo:color="#00000a" style:font-name="Droid Sans" fo:font-size="12pt" fo:language="en" fo:country="US" officeooo:rsid="001ae902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35" style:family="text">
      <style:text-properties fo:color="#00000a" style:font-name="Droid Sans" fo:font-size="12pt" fo:language="en" fo:country="US" officeooo:rsid="001ce702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36" style:family="text">
      <style:text-properties fo:color="#00000a" style:font-name="Droid Sans" fo:font-size="12pt" fo:language="en" fo:country="US" officeooo:rsid="001a0f92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37" style:family="text">
      <style:text-properties fo:color="#00000a" style:font-name="Droid Sans" fo:font-size="12pt" fo:language="en" fo:country="US" officeooo:rsid="00164d5b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38" style:family="text">
      <style:text-properties fo:color="#00000a" style:font-name="Droid Sans" fo:font-size="12pt" fo:language="en" fo:country="US" officeooo:rsid="001831ec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39" style:family="text">
      <style:text-properties fo:color="#00000a" style:font-name="Droid Sans" fo:font-size="12pt" fo:language="en" fo:country="US" officeooo:rsid="001a641f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40" style:family="text">
      <style:text-properties fo:color="#00000a" style:font-name="Droid Sans" fo:font-size="12pt" fo:language="en" fo:country="US" officeooo:rsid="001d866e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41" style:family="text">
      <style:text-properties fo:color="#00000a" style:font-name="Droid Sans" fo:font-size="12pt" fo:language="en" fo:country="US" officeooo:rsid="001ec4a9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42" style:family="text">
      <style:text-properties fo:color="#00000a" style:font-name="Droid Sans" fo:font-size="12pt" fo:language="en" fo:country="US" officeooo:rsid="001f9963" style:font-name-asian="DejaVu Sans" style:font-size-asian="12pt" style:language-asian="hi" style:country-asian="IN" style:font-name-complex="Liberation Sans1" style:font-size-complex="12pt" style:language-complex="hi" style:country-complex="IN"/>
    </style:style>
    <style:style style:name="T43" style:family="text">
      <style:text-properties fo:color="#00000a" style:font-name="Droid Sans" fo:font-size="12pt" fo:language="en" fo:country="US" style:font-name-asian="DejaVu Sans" style:font-size-asian="12pt" style:language-asian="hi" style:country-asian="IN" style:font-name-complex="Liberation Sans" style:font-size-complex="12pt" style:language-complex="hi" style:country-complex="IN"/>
    </style:style>
    <style:style style:name="T44" style:family="text">
      <style:text-properties fo:color="#00000a" style:font-name="Droid Sans" fo:font-size="12pt" fo:language="en" fo:country="US" style:font-name-asian="Liberation Sans" style:font-size-asian="12pt" style:language-asian="hi" style:country-asian="IN" style:font-name-complex="Liberation Sans" style:font-size-complex="12pt" style:language-complex="hi" style:country-complex="IN"/>
    </style:style>
    <style:style style:name="T45" style:family="text">
      <style:text-properties fo:color="#00000a" style:font-name="Droid Sans" fo:font-size="12pt" fo:language="en" fo:country="US" style:font-name-asian="Liberation Sans" style:font-size-asian="12pt" style:language-asian="hi" style:country-asian="IN" style:font-name-complex="DejaVu Sans2" style:font-size-complex="12pt"/>
    </style:style>
    <style:style style:name="T46" style:family="text">
      <style:text-properties fo:color="#00000a" style:font-name="Droid Sans" fo:font-size="12pt" fo:language="en" fo:country="US" officeooo:rsid="001831ec" style:font-name-asian="Liberation Sans" style:font-size-asian="12pt" style:language-asian="hi" style:country-asian="IN" style:font-name-complex="DejaVu Sans2" style:font-size-complex="12pt"/>
    </style:style>
    <style:style style:name="T47" style:family="text">
      <style:text-properties fo:color="#00000a" style:font-name="Droid Sans" fo:font-size="12pt" fo:language="en" fo:country="US" officeooo:rsid="00164d5b" style:font-name-asian="Liberation Sans" style:font-size-asian="12pt" style:language-asian="hi" style:country-asian="IN" style:font-name-complex="DejaVu Sans2" style:font-size-complex="12pt"/>
    </style:style>
    <style:style style:name="T48" style:family="text">
      <style:text-properties fo:color="#00000a" style:font-name="Droid Sans" fo:font-size="12pt" fo:language="en" fo:country="US" style:font-name-asian="Liberation Sans" style:font-size-asian="12pt" style:language-asian="hi" style:country-asian="IN" style:font-name-complex="DejaVu Sans2" style:font-size-complex="12pt" style:language-complex="hi" style:country-complex="IN"/>
    </style:style>
    <style:style style:name="T49" style:family="text">
      <style:text-properties fo:color="#00000a" style:font-name="Droid Sans" fo:font-size="12pt" fo:language="en" fo:country="US" officeooo:rsid="001831ec" style:font-name-asian="Liberation Sans" style:font-size-asian="12pt" style:language-asian="hi" style:country-asian="IN" style:font-name-complex="DejaVu Sans2" style:font-size-complex="12pt" style:language-complex="hi" style:country-complex="IN"/>
    </style:style>
    <style:style style:name="T50" style:family="text">
      <style:text-properties fo:color="#00000a" style:font-name="Droid Sans" fo:font-size="12pt" fo:language="en" fo:country="US" officeooo:rsid="001ce702" style:font-name-asian="Liberation Sans" style:font-size-asian="12pt" style:language-asian="hi" style:country-asian="IN" style:font-name-complex="DejaVu Sans2" style:font-size-complex="12pt" style:language-complex="hi" style:country-complex="IN"/>
    </style:style>
    <style:style style:name="T51" style:family="text">
      <style:text-properties fo:color="#00000a" style:font-name="Droid Sans" fo:font-size="12pt" fo:language="en" fo:country="US" officeooo:rsid="001ec4a9" style:font-name-asian="Liberation Sans" style:font-size-asian="12pt" style:language-asian="hi" style:country-asian="IN" style:font-name-complex="DejaVu Sans2" style:font-size-complex="12pt" style:language-complex="hi" style:country-complex="IN"/>
    </style:style>
    <style:style style:name="T52" style:family="text">
      <style:text-properties fo:color="#00000a" style:font-name="Droid Sans" fo:font-size="12pt" fo:language="en" fo:country="US" fo:font-weight="bold" style:font-name-asian="DejaVu Sans" style:font-size-asian="12pt" style:language-asian="hi" style:country-asian="IN" style:font-weight-asian="bold" style:font-name-complex="Liberation Sans1" style:font-size-complex="12pt" style:language-complex="hi" style:country-complex="IN" style:font-weight-complex="bold"/>
    </style:style>
    <style:style style:name="T53" style:family="text">
      <style:text-properties fo:color="#00000a" style:font-name="Droid Sans" fo:font-size="12pt" fo:language="en" fo:country="US" fo:font-weight="normal" style:font-name-asian="DejaVu Sans" style:font-size-asian="12pt" style:language-asian="hi" style:country-asian="IN" style:font-weight-asian="normal" style:font-name-complex="Liberation Sans1" style:font-size-complex="12pt" style:language-complex="hi" style:country-complex="IN" style:font-weight-complex="normal"/>
    </style:style>
    <style:style style:name="T54" style:family="text">
      <style:text-properties fo:color="#00000a" style:font-name="Droid Sans" fo:font-size="12pt" fo:language="en" fo:country="US" fo:font-style="italic" fo:font-weight="normal" style:font-name-asian="DejaVu Sans" style:font-size-asian="12pt" style:language-asian="hi" style:country-asian="IN" style:font-style-asian="italic" style:font-weight-asian="normal" style:font-name-complex="Liberation Sans1" style:font-size-complex="12pt" style:language-complex="hi" style:country-complex="IN" style:font-style-complex="italic" style:font-weight-complex="normal"/>
    </style:style>
    <style:style style:name="T55" style:family="text">
      <style:text-properties fo:color="#00000a" style:font-name="Droid Sans" fo:font-size="11pt" fo:language="en" fo:country="US" style:text-underline-style="solid" style:text-underline-width="auto" style:text-underline-color="font-color" fo:background-color="#e6e6e6" loext:char-shading-value="0" style:font-name-asian="DejaVu Sans" style:font-size-asian="11pt" style:language-asian="hi" style:country-asian="IN" style:font-size-complex="11pt" style:language-complex="hi" style:country-complex="IN"/>
    </style:style>
    <style:style style:name="T56" style:family="text">
      <style:text-properties fo:font-size="10pt" style:font-size-asian="10pt" style:font-name-complex="Liberation Sans1" style:font-size-complex="10pt"/>
    </style:style>
    <style:style style:name="T57" style:family="text">
      <style:text-properties fo:font-size="10pt" fo:font-weight="bold" style:font-size-asian="10pt" style:font-weight-asian="bold" style:font-name-complex="Liberation Sans1" style:font-size-complex="10pt" style:font-weight-complex="bold"/>
    </style:style>
    <style:style style:name="T58" style:family="text">
      <style:text-properties fo:font-variant="normal" fo:text-transform="none" fo:color="#000000" style:font-name="Droid Sans" fo:font-size="12pt" fo:letter-spacing="normal" fo:language="en" fo:country="US" fo:font-style="normal" fo:font-weight="normal" style:letter-kerning="true" style:font-name-asian="DejaVu Sans1" style:font-size-asian="12pt" style:language-asian="zh" style:country-asian="CN" style:font-name-complex="Liberation Sans" style:font-size-complex="12pt" style:language-complex="hi" style:country-complex="IN"/>
    </style:style>
    <style:style style:name="T59" style:family="text">
      <style:text-properties fo:font-variant="normal" fo:text-transform="none" fo:color="#000000" style:font-name="Droid Sans" fo:font-size="12pt" fo:letter-spacing="normal" fo:language="en" fo:country="US" fo:font-style="normal" fo:font-weight="normal" officeooo:rsid="001ae902" style:letter-kerning="true" style:font-name-asian="DejaVu Sans1" style:font-size-asian="12pt" style:language-asian="zh" style:country-asian="CN" style:font-name-complex="Liberation Sans" style:font-size-complex="12pt" style:language-complex="hi" style:country-complex="IN"/>
    </style:style>
    <style:style style:name="T60" style:family="text">
      <style:text-properties fo:font-variant="normal" fo:text-transform="none" fo:color="#000000" fo:letter-spacing="normal" fo:font-style="normal" fo:font-weight="normal" style:font-name-complex="Liberation Sans1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64d5b" style:font-weight-asian="normal" style:font-weight-complex="normal"/>
    </style:style>
    <style:style style:name="T63" style:family="text">
      <style:text-properties fo:font-weight="normal" officeooo:rsid="001831ec" style:font-weight-asian="normal" style:font-weight-complex="normal"/>
    </style:style>
    <style:style style:name="T64" style:family="text">
      <style:text-properties fo:font-weight="normal" officeooo:rsid="001a0f92" style:font-weight-asian="normal" style:font-weight-complex="normal"/>
    </style:style>
    <style:style style:name="T65" style:family="text">
      <style:text-properties fo:font-weight="normal" style:font-weight-asian="normal" style:font-name-complex="Liberation Sans1" style:font-weight-complex="normal"/>
    </style:style>
    <style:style style:name="T66" style:family="text">
      <style:text-properties fo:font-weight="normal" officeooo:rsid="001d866e" style:font-weight-asian="normal" style:font-name-complex="Liberation Sans1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style:font-style-asian="normal" style:font-name-complex="Liberation Sans1" style:font-style-complex="normal" style:font-weight-complex="bold"/>
    </style:style>
    <style:style style:name="T69" style:family="text">
      <style:text-properties fo:language="en" fo:country="US" style:language-asian="hi" style:country-asian="IN" style:language-complex="hi" style:country-complex="IN"/>
    </style:style>
    <style:style style:name="T70" style:family="text">
      <style:text-properties fo:color="#000000" style:font-name="Droid Sans" fo:font-size="12pt" fo:language="en" fo:country="US" style:letter-kerning="true" style:font-name-asian="DejaVu Sans1" style:font-size-asian="12pt" style:language-asian="zh" style:country-asian="CN" style:font-name-complex="Liberation Sans" style:font-size-complex="12pt" style:language-complex="hi" style:country-complex="IN"/>
    </style:style>
    <style:style style:name="T71" style:family="text">
      <style:text-properties officeooo:rsid="00164d5b"/>
    </style:style>
    <style:style style:name="T72" style:family="text">
      <style:text-properties officeooo:rsid="0017b945"/>
    </style:style>
    <style:style style:name="T73" style:family="text">
      <style:text-properties fo:font-weight="bold" style:font-weight-asian="bold" style:font-name-complex="Liberation Sans1"/>
    </style:style>
    <style:style style:name="T74" style:family="text">
      <style:text-properties fo:font-weight="bold" style:font-weight-asian="bold" style:font-name-complex="Liberation Sans1" style:font-weight-complex="bold"/>
    </style:style>
    <style:style style:name="T75" style:family="text">
      <style:text-properties fo:font-weight="bold" officeooo:rsid="001ae486" style:font-weight-asian="bold" style:font-name-complex="Liberation Sans1" style:font-weight-complex="bold"/>
    </style:style>
    <style:style style:name="T76" style:family="text">
      <style:text-properties officeooo:rsid="001831ec"/>
    </style:style>
    <style:style style:name="T77" style:family="text">
      <style:text-properties officeooo:rsid="001a0f92"/>
    </style:style>
    <style:style style:name="T78" style:family="text">
      <style:text-properties style:font-name-complex="Liberation Sans1"/>
    </style:style>
    <style:style style:name="T79" style:family="text">
      <style:text-properties style:font-name-complex="Liberation Sans1" style:font-weight-complex="bold"/>
    </style:style>
    <style:style style:name="T80" style:family="text">
      <style:text-properties officeooo:rsid="001d866e" style:font-name-complex="Liberation Sans1"/>
    </style:style>
    <style:style style:name="T81" style:family="text">
      <style:text-properties fo:font-style="italic" style:font-style-asian="italic" style:font-name-complex="Liberation Sans1" style:font-style-complex="italic" style:font-weight-complex="bold"/>
    </style:style>
  </office:automatic-styles>
  <office:body>
    <office:text text:use-soft-page-breaks="true">
      <text:tracked-changes text:track-changes="false">
        <text:changed-region xml:id="ct52755024" text:id="ct52755024">
          <text:deletion>
            <office:change-info>
              <dc:creator>Caroline </dc:creator>
              <dc:date>2012-11-24T12:42:00</dc:date>
            </office:change-info>
            <text:p text:style-name="P1"><text:span text:style-name="WW-Default_20_Paragraph_20_Font1"><text:span text:style-name="T1"/></text:span></text:p>
            <text:p text:style-name="P2"><text:span text:style-name="WW-Default_20_Paragraph_20_Font1"><text:span text:style-name="T1"/></text:span></text:p>
          </text:deletion>
        </text:changed-region>
        <text:changed-region xml:id="ct52776784" text:id="ct52776784">
          <text:deletion>
            <office:change-info>
              <dc:creator>Caroline </dc:creator>
              <dc:date>2012-11-24T12:42:00</dc:date>
            </office:change-info>
            <text:list xml:id="list2658432871870838072" text:style-name="WWNum1">
              <text:list-header>
                <text:p text:style-name="P3"/>
              </text:list-header>
              <text:list-item>
                <text:p text:style-name="P3"/>
              </text:list-item>
            </text:list>
          </text:deletion>
        </text:changed-region>
        <text:changed-region xml:id="ct52821600" text:id="ct52821600">
          <text:deletion>
            <office:change-info>
              <dc:creator>Caroline </dc:creator>
              <dc:date>2012-11-24T12:41:00</dc:date>
            </office:change-info>
            <text:list xml:id="list222610000670354" text:continue-numbering="true" text:style-name="WWNum1">
              <text:list-header>
                <text:p text:style-name="P4"><text:span text:style-name="WW-Default_20_Paragraph_20_Font1"><text:span text:style-name="T2"/></text:span></text:p>
              </text:list-header>
            </text:list>
            <text:p text:style-name="P5"><text:span text:style-name="WW-Default_20_Paragraph_20_Font1"><text:span text:style-name="T3"/></text:span></text:p>
          </text:deletion>
        </text:changed-region>
        <text:changed-region xml:id="ct52812496" text:id="ct52812496">
          <text:deletion>
            <office:change-info>
              <dc:creator>Caroline </dc:creator>
              <dc:date>2012-11-24T12:42:00</dc:date>
            </office:change-info>
            <text:list xml:id="list222610484143701" text:continue-numbering="true" text:style-name="WWNum1">
              <text:list-item>
                <text:p text:style-name="P6"><text:span text:style-name="WW-Default_20_Paragraph_20_Font1"><text:span text:style-name="T2"/></text:span></text:p>
                <text:p text:style-name="P4"><text:span text:style-name="WW-Default_20_Paragraph_20_Font1"><text:span text:style-name="T2"/></text:span></text:p>
              </text:list-item>
            </text:list>
          </text:deletion>
        </text:changed-region>
        <text:changed-region xml:id="ct52937008" text:id="ct52937008">
          <text:insertion>
            <office:change-info>
              <dc:creator>Caroline </dc:creator>
              <dc:date>2012-11-24T12:19:00</dc:date>
            </office:change-info>
          </text:insertion>
        </text:changed-region>
        <text:changed-region xml:id="ct52854240" text:id="ct52854240">
          <text:deletion>
            <office:change-info>
              <dc:creator>Caroline </dc:creator>
              <dc:date>2012-11-24T12:19:00</dc:date>
            </office:change-info>
            <text:p text:style-name="P7"><text:span text:style-name="WW-Default_20_Paragraph_20_Font1"><text:span text:style-name="T2">-</text:span></text:span></text:p>
          </text:deletion>
        </text:changed-region>
        <text:changed-region xml:id="ct52939552" text:id="ct52939552">
          <text:insertion>
            <office:change-info>
              <dc:creator>Caroline </dc:creator>
              <dc:date>2012-11-24T12:19:00</dc:date>
            </office:change-info>
          </text:insertion>
        </text:changed-region>
        <text:changed-region xml:id="ct52939744" text:id="ct52939744">
          <text:deletion>
            <office:change-info>
              <dc:creator>Caroline </dc:creator>
              <dc:date>2012-11-24T12:19:00</dc:date>
            </office:change-info>
            <text:p text:style-name="P7"><text:span text:style-name="WW-Default_20_Paragraph_20_Font1"><text:span text:style-name="T2"><text:s/></text:span></text:span></text:p>
          </text:deletion>
        </text:changed-region>
        <text:changed-region xml:id="ct52850368" text:id="ct52850368">
          <text:deletion>
            <office:change-info>
              <dc:creator>Caroline </dc:creator>
              <dc:date>2012-11-24T12:41:00</dc:date>
            </office:change-info>
            <text:p text:style-name="P8"><text:span text:style-name="WW-Default_20_Paragraph_20_Font1"><text:span text:style-name="T2"/></text:span></text:p>
            <text:list xml:id="list222610238568784" text:continue-numbering="true" text:style-name="WWNum1">
              <text:list-header>
                <text:p text:style-name="P9"/>
              </text:list-header>
            </text:list>
          </text:deletion>
        </text:changed-region>
        <text:changed-region xml:id="ct52940912" text:id="ct52940912">
          <text:deletion>
            <office:change-info>
              <dc:creator>Caroline </dc:creator>
              <dc:date>2012-11-24T12:43:00</dc:date>
            </office:change-info>
            <text:list xml:id="list222610509907156" text:continue-numbering="true" text:style-name="WWNum1">
              <text:list-item>
                <text:p text:style-name="P6"/>
                <text:p text:style-name="P4"><text:span text:style-name="WW-Default_20_Paragraph_20_Font1"><text:span text:style-name="T2"/></text:span></text:p>
              </text:list-item>
            </text:list>
          </text:deletion>
        </text:changed-region>
        <text:changed-region xml:id="ct52857424" text:id="ct52857424">
          <text:deletion>
            <office:change-info>
              <dc:creator>Caroline </dc:creator>
              <dc:date>2012-11-24T12:41:00</dc:date>
            </office:change-info>
            <text:p text:style-name="P10"><text:span text:style-name="WW-Default_20_Paragraph_20_Font1"><text:span text:style-name="T3"/></text:span></text:p>
            <text:p text:style-name="P11"><text:span text:style-name="WW-Default_20_Paragraph_20_Font1"><text:span text:style-name="T3"/></text:span></text:p>
          </text:deletion>
        </text:changed-region>
        <text:changed-region xml:id="ct50790864" text:id="ct50790864">
          <text:deletion>
            <office:change-info>
              <dc:creator>Caroline </dc:creator>
              <dc:date>2012-11-24T12:41:00</dc:date>
            </office:change-info>
            <text:p text:style-name="P8"><text:span text:style-name="WW-Default_20_Paragraph_20_Font1"><text:span text:style-name="T2"/></text:span></text:p>
            <text:p text:style-name="P12"/>
          </text:deletion>
        </text:changed-region>
        <text:changed-region xml:id="ct52915696" text:id="ct52915696">
          <text:deletion>
            <office:change-info>
              <dc:creator>Caroline </dc:creator>
              <dc:date>2012-11-24T12:41:00</dc:date>
            </office:change-info>
            <text:list xml:id="list222610760717989" text:continue-numbering="true" text:style-name="WWNum1">
              <text:list-item>
                <text:p text:style-name="P4"/>
              </text:list-item>
            </text:list>
            <text:p text:style-name="P13"><text:span text:style-name="WW-Default_20_Paragraph_20_Font1"><text:span text:style-name="T2"/></text:span></text:p>
          </text:deletion>
        </text:changed-region>
        <text:changed-region xml:id="ct52909552" text:id="ct52909552">
          <text:insertion>
            <office:change-info>
              <dc:creator>Caroline </dc:creator>
              <dc:date>2012-11-24T12:28:00</dc:date>
            </office:change-info>
          </text:insertion>
        </text:changed-region>
        <text:changed-region xml:id="ct52915392" text:id="ct52915392">
          <text:format-change>
            <office:change-info>
              <dc:creator>Caroline </dc:creator>
              <dc:date>2012-11-24T12:37:00</dc:date>
            </office:change-info>
          </text:format-change>
        </text:changed-region>
        <text:changed-region xml:id="ct52902592" text:id="ct52902592">
          <text:deletion>
            <office:change-info>
              <dc:creator>Caroline </dc:creator>
              <dc:date>2012-11-24T12:28:00</dc:date>
            </office:change-info>
            <text:p text:style-name="P12">,</text:p>
          </text:deletion>
        </text:changed-region>
        <text:changed-region xml:id="ct51302128" text:id="ct51302128">
          <text:insertion>
            <office:change-info>
              <dc:creator>Caroline </dc:creator>
              <dc:date>2012-11-24T12:28:00</dc:date>
            </office:change-info>
          </text:insertion>
        </text:changed-region>
        <text:changed-region xml:id="ct51301040" text:id="ct51301040">
          <text:deletion>
            <office:change-info>
              <dc:creator>Caroline </dc:creator>
              <dc:date>2012-11-24T12:28:00</dc:date>
            </office:change-info>
            <text:p text:style-name="P14">i</text:p>
          </text:deletion>
        </text:changed-region>
        <text:changed-region xml:id="ct52971104" text:id="ct52971104">
          <text:deletion>
            <office:change-info>
              <dc:creator>Caroline </dc:creator>
              <dc:date>2012-11-24T12:28:00</dc:date>
            </office:change-info>
            <text:p text:style-name="P14">“</text:p>
          </text:deletion>
        </text:changed-region>
        <text:changed-region xml:id="ct51303504" text:id="ct51303504">
          <text:deletion>
            <office:change-info>
              <dc:creator>Caroline </dc:creator>
              <dc:date>2012-11-24T12:28:00</dc:date>
            </office:change-info>
            <text:p text:style-name="P15">”</text:p>
          </text:deletion>
        </text:changed-region>
        <text:changed-region xml:id="ct52973696" text:id="ct52973696">
          <text:deletion>
            <office:change-info>
              <dc:creator>Caroline </dc:creator>
              <dc:date>2012-11-24T12:32:00</dc:date>
            </office:change-info>
            <text:p text:style-name="P16"/>
            <text:p text:style-name="P16"/>
          </text:deletion>
        </text:changed-region>
        <text:changed-region xml:id="ct52977600" text:id="ct52977600">
          <text:insertion>
            <office:change-info>
              <dc:creator>Caroline </dc:creator>
              <dc:date>2012-11-24T12:34:00</dc:date>
            </office:change-info>
          </text:insertion>
        </text:changed-region>
        <text:changed-region xml:id="ct52977792" text:id="ct52977792">
          <text:deletion>
            <office:change-info>
              <dc:creator>Caroline </dc:creator>
              <dc:date>2012-11-24T12:32:00</dc:date>
            </office:change-info>
            <text:p text:style-name="P8"><text:span text:style-name="T4">h<text:tab/></text:span><text:span text:style-name="T5">2012</text:span></text:p>
          </text:deletion>
        </text:changed-region>
        <text:changed-region xml:id="ct52978880" text:id="ct52978880">
          <text:insertion>
            <office:change-info>
              <dc:creator>Caroline </dc:creator>
              <dc:date>2012-11-24T12:32:00</dc:date>
            </office:change-info>
          </text:insertion>
        </text:changed-region>
        <text:changed-region xml:id="ct52980144" text:id="ct52980144">
          <text:insertion>
            <office:change-info>
              <dc:creator>Caroline </dc:creator>
              <dc:date>2012-11-24T12:34:00</dc:date>
            </office:change-info>
          </text:insertion>
        </text:changed-region>
        <text:changed-region xml:id="ct52917904" text:id="ct52917904">
          <text:insertion>
            <office:change-info>
              <dc:creator>Caroline </dc:creator>
              <dc:date>2012-11-24T12:35:00</dc:date>
            </office:change-info>
          </text:insertion>
        </text:changed-region>
        <text:changed-region xml:id="ct52911984" text:id="ct52911984">
          <text:format-change>
            <office:change-info>
              <dc:creator>Caroline </dc:creator>
              <dc:date>2012-11-24T12:37:00</dc:date>
            </office:change-info>
          </text:format-change>
        </text:changed-region>
        <text:changed-region xml:id="ct51300800" text:id="ct51300800">
          <text:deletion>
            <office:change-info>
              <dc:creator>Caroline </dc:creator>
              <dc:date>2012-11-24T12:35:00</dc:date>
            </office:change-info>
            <text:p text:style-name="P17">d</text:p>
          </text:deletion>
        </text:changed-region>
        <text:changed-region xml:id="ct52829296" text:id="ct52829296">
          <text:insertion>
            <office:change-info>
              <dc:creator>Caroline </dc:creator>
              <dc:date>2012-11-24T12:35:00</dc:date>
            </office:change-info>
          </text:insertion>
        </text:changed-region>
        <text:changed-region xml:id="ct52912272" text:id="ct52912272">
          <text:format-change>
            <office:change-info>
              <dc:creator>Caroline </dc:creator>
              <dc:date>2012-11-24T12:37:00</dc:date>
            </office:change-info>
          </text:format-change>
        </text:changed-region>
        <text:changed-region xml:id="ct52924000" text:id="ct52924000">
          <text:deletion>
            <office:change-info>
              <dc:creator>Caroline </dc:creator>
              <dc:date>2012-11-24T12:35:00</dc:date>
            </office:change-info>
            <text:p text:style-name="P17">,</text:p>
          </text:deletion>
        </text:changed-region>
        <text:changed-region xml:id="ct52973312" text:id="ct52973312">
          <text:insertion>
            <office:change-info>
              <dc:creator>Caroline </dc:creator>
              <dc:date>2012-11-24T12:35:00</dc:date>
            </office:change-info>
          </text:insertion>
        </text:changed-region>
        <text:changed-region xml:id="ct52975680" text:id="ct52975680">
          <text:deletion>
            <office:change-info>
              <dc:creator>Caroline </dc:creator>
              <dc:date>2012-11-24T12:35:00</dc:date>
            </office:change-info>
            <text:p text:style-name="P18">”</text:p>
          </text:deletion>
        </text:changed-region>
        <text:changed-region xml:id="ct51303904" text:id="ct51303904">
          <text:insertion>
            <office:change-info>
              <dc:creator>Caroline </dc:creator>
              <dc:date>2012-11-24T12:36:00</dc:date>
            </office:change-info>
          </text:insertion>
        </text:changed-region>
        <text:changed-region xml:id="ct52981840" text:id="ct52981840">
          <text:insertion>
            <office:change-info>
              <dc:creator>Caroline </dc:creator>
              <dc:date>2012-11-24T12:36:00</dc:date>
            </office:change-info>
          </text:insertion>
        </text:changed-region>
        <text:changed-region xml:id="ct52689712" text:id="ct52689712">
          <text:insertion>
            <office:change-info>
              <dc:creator>Caroline </dc:creator>
              <dc:date>2012-11-24T12:37:00</dc:date>
            </office:change-info>
          </text:insertion>
        </text:changed-region>
        <text:changed-region xml:id="ct51304096" text:id="ct51304096">
          <text:insertion>
            <office:change-info>
              <dc:creator>Caroline </dc:creator>
              <dc:date>2012-11-24T12:38:00</dc:date>
            </office:change-info>
          </text:insertion>
        </text:changed-region>
        <text:changed-region xml:id="ct51304944" text:id="ct51304944">
          <text:format-change>
            <office:change-info>
              <dc:creator>Caroline </dc:creator>
              <dc:date>2012-11-24T12:37:00</dc:date>
            </office:change-info>
          </text:format-change>
        </text:changed-region>
        <text:changed-region xml:id="ct51305136" text:id="ct51305136">
          <text:deletion>
            <office:change-info>
              <dc:creator>Caroline </dc:creator>
              <dc:date>2012-11-24T12:38:00</dc:date>
            </office:change-info>
            <text:p text:style-name="P19"><text:span text:style-name="WW-Default_20_Paragraph_20_Font1"><text:span text:style-name="T6">,</text:span></text:span></text:p>
          </text:deletion>
        </text:changed-region>
        <text:changed-region xml:id="ct52990000" text:id="ct52990000">
          <text:deletion>
            <office:change-info>
              <dc:creator>Caroline </dc:creator>
              <dc:date>2012-11-24T12:40:00</dc:date>
            </office:change-info>
            <text:p text:style-name="P20">“</text:p>
          </text:deletion>
        </text:changed-region>
        <text:changed-region xml:id="ct52982384" text:id="ct52982384">
          <text:insertion>
            <office:change-info>
              <dc:creator>Caroline </dc:creator>
              <dc:date>2012-11-24T12:40:00</dc:date>
            </office:change-info>
          </text:insertion>
        </text:changed-region>
        <text:changed-region xml:id="ct51301568" text:id="ct51301568">
          <text:insertion>
            <office:change-info>
              <dc:creator>Caroline </dc:creator>
              <dc:date>2012-11-24T12:40:00</dc:date>
            </office:change-info>
          </text:insertion>
        </text:changed-region>
        <text:changed-region xml:id="ct52731424" text:id="ct52731424">
          <text:deletion>
            <office:change-info>
              <dc:creator>Caroline </dc:creator>
              <dc:date>2012-11-24T12:20:00</dc:date>
            </office:change-info>
            <text:p text:style-name="P21">d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52755024"/><text:span text:style-name="WW-Default_20_Paragraph_20_Font1"><text:span text:style-name="T17">Work Experience <text:s text:c="119"/></text:span></text:span></text:p>
      <text:p text:style-name="P52"/>
      <text:p text:style-name="P53">Instructional Technology and Communication Assistant</text:p>
      <text:p text:style-name="P61"><text:span text:style-name="T78">DoIT Academic Technology, UW Madison, <text:s/>WI <text:tab/></text:span><text:span text:style-name="T74">2013 – present</text:span></text:p>
      <text:list xml:id="list222611258150005" text:continue-numbering="true" text:style-name="WWNum1">
        <text:list-item>
          <text:p text:style-name="P79"><text:span text:style-name="WW-Default_20_Paragraph_20_Font1"><text:span text:style-name="T45">Develop</text:span></text:span><text:span text:style-name="WW-Default_20_Paragraph_20_Font1"><text:span text:style-name="T46">ment</text:span></text:span><text:span text:style-name="WW-Default_20_Paragraph_20_Font1"><text:span text:style-name="T45"> in JavaScript, CSS and HTML for ARIS and </text:span></text:span><text:span text:style-name="WW-Default_20_Paragraph_20_Font1"><text:span text:style-name="T47">SIFTR</text:span></text:span><text:span text:style-name="WW-Default_20_Paragraph_20_Font1"><text:span text:style-name="T45">.</text:span></text:span></text:p>
        </text:list-item>
        <text:list-item>
          <text:p text:style-name="P79"><text:span text:style-name="WW-Default_20_Paragraph_20_Font1"><text:span text:style-name="T33">Game design, testing, </text:span></text:span><text:span text:style-name="WW-Default_20_Paragraph_20_Font1"><text:span text:style-name="T37">and user training</text:span></text:span><text:span text:style-name="WW-Default_20_Paragraph_20_Font1"><text:span text:style-name="T33"> on ARIS.</text:span></text:span></text:p>
        </text:list-item>
        <text:list-item>
          <text:p text:style-name="P80"><text:span text:style-name="WW-Default_20_Paragraph_20_Font1"><text:span text:style-name="T37">Digital </text:span></text:span><text:span text:style-name="WW-Default_20_Paragraph_20_Font1"><text:span text:style-name="T41">b</text:span></text:span><text:span text:style-name="WW-Default_20_Paragraph_20_Font1"><text:span text:style-name="T37">adge framework design.</text:span></text:span></text:p>
        </text:list-item>
        <text:list-item>
          <text:p text:style-name="P80"><text:span text:style-name="WW-Default_20_Paragraph_20_Font1"><text:span text:style-name="T37">MOOC forum moderation and tech support.</text:span></text:span></text:p>
        </text:list-item>
        <text:list-item>
          <text:p text:style-name="P80"><text:span text:style-name="WW-Default_20_Paragraph_20_Font1"><text:span text:style-name="T37">Case Scenario/Critical Reader digital narrative tool technical support.</text:span></text:span></text:p>
        </text:list-item>
        <text:list-item>
          <text:p text:style-name="P80"><text:span text:style-name="WW-Default_20_Paragraph_20_Font1"><text:span text:style-name="T37">Academic Technology technical support </text:span></text:span><text:span text:style-name="WW-Default_20_Paragraph_20_Font1"><text:span text:style-name="T35">for campus faculty and staff</text:span></text:span><text:span text:style-name="WW-Default_20_Paragraph_20_Font1"><text:span text:style-name="T37">.</text:span></text:span></text:p>
        </text:list-item>
      </text:list>
      <text:p text:style-name="P56"/>
      <text:p text:style-name="P59">Director of Religious Education <text:tab/>2011 - <text:span text:style-name="T72">2014</text:span></text:p>
      <text:p text:style-name="P68">James Reeb Unitarian Universalist Congregation, Madison, WI<text:tab/></text:p>
      <text:list xml:id="list222609824152580" text:continue-numbering="true" text:style-name="WWNum1">
        <text:list-item>
          <text:p text:style-name="P4"><text:span text:style-name="WW-Default_20_Paragraph_20_Font1"><text:span text:style-name="T33">R</text:span></text:span><text:span text:style-name="WW-Default_20_Paragraph_20_Font1"><text:span text:style-name="T48">ecruit</text:span></text:span><text:span text:style-name="WW-Default_20_Paragraph_20_Font1"><text:span text:style-name="T49">ed</text:span></text:span><text:span text:style-name="WW-Default_20_Paragraph_20_Font1"><text:span text:style-name="T48">, train</text:span></text:span><text:span text:style-name="WW-Default_20_Paragraph_20_Font1"><text:span text:style-name="T49">ed</text:span></text:span><text:span text:style-name="WW-Default_20_Paragraph_20_Font1"><text:span text:style-name="T48">, and supervise</text:span></text:span><text:span text:style-name="WW-Default_20_Paragraph_20_Font1"><text:span text:style-name="T49">d over 20</text:span></text:span><text:span text:style-name="WW-Default_20_Paragraph_20_Font1"><text:span text:style-name="T48"> volunteer teachers </text:span></text:span><text:span text:style-name="WW-Default_20_Paragraph_20_Font1"><text:span text:style-name="T51">per semester</text:span></text:span><text:span text:style-name="WW-Default_20_Paragraph_20_Font1"><text:span text:style-name="T48">.</text:span></text:span></text:p>
        </text:list-item>
        <text:list-item>
          <text:p text:style-name="P4"><text:span text:style-name="WW-Default_20_Paragraph_20_Font1"><text:span text:style-name="T48">Coordinate</text:span></text:span><text:span text:style-name="WW-Default_20_Paragraph_20_Font1"><text:span text:style-name="T49">d</text:span></text:span><text:span text:style-name="WW-Default_20_Paragraph_20_Font1"><text:span text:style-name="T48"> inspiring and meaningful curriculum activities across 5 classrooms </text:span></text:span><text:span text:style-name="WW-Default_20_Paragraph_20_Font1"><text:span text:style-name="T51">(ages 0 – 18).</text:span></text:span></text:p>
        </text:list-item>
        <text:list-item>
          <text:p text:style-name="P4"><text:span text:style-name="WW-Default_20_Paragraph_20_Font1"><text:span text:style-name="T33">Organize</text:span></text:span><text:span text:style-name="WW-Default_20_Paragraph_20_Font1"><text:span text:style-name="T38">d</text:span></text:span><text:span text:style-name="WW-Default_20_Paragraph_20_Font1"><text:span text:style-name="T33"> community building workshops, fairs and events.</text:span></text:span></text:p>
        </text:list-item>
        <text:list-item>
          <text:p text:style-name="P83"><text:span text:style-name="WW-Default_20_Paragraph_20_Font1"><text:span text:style-name="T37">Create</text:span></text:span><text:span text:style-name="WW-Default_20_Paragraph_20_Font1"><text:span text:style-name="T38">d</text:span></text:span><text:span text:style-name="WW-Default_20_Paragraph_20_Font1"><text:span text:style-name="T37"> and maintain</text:span></text:span><text:span text:style-name="WW-Default_20_Paragraph_20_Font1"><text:span text:style-name="T38">ed</text:span></text:span><text:span text:style-name="WW-Default_20_Paragraph_20_Font1"><text:span text:style-name="T37"> digital pedagogy support and communication tools. </text:span></text:span></text:p>
        </text:list-item>
      </text:list>
      <text:p text:style-name="P56"/>
      <text:p text:style-name="P53">Technical Support Coordinator </text:p>
      <text:p text:style-name="P61"><text:span text:style-name="T78">United Cerebral Palsy of Greater Dane County, Madison, WI<text:tab/></text:span><text:span text:style-name="T74">2012 – 2013</text:span></text:p>
      <text:list xml:id="list222610359606621" text:continue-numbering="true" text:style-name="WWNum1">
        <text:list-item>
          <text:p text:style-name="P4"><text:span text:style-name="WW-Default_20_Paragraph_20_Font1"><text:span text:style-name="T33">Provide</text:span></text:span><text:span text:style-name="WW-Default_20_Paragraph_20_Font1"><text:span text:style-name="T38">d</text:span></text:span><text:span text:style-name="WW-Default_20_Paragraph_20_Font1"><text:span text:style-name="T33"> technical support and training for </text:span></text:span><text:span text:style-name="WW-Default_20_Paragraph_20_Font1"><text:span text:style-name="T35">over</text:span></text:span><text:span text:style-name="WW-Default_20_Paragraph_20_Font1"><text:span text:style-name="T33"> 65 Windows and iPad users.</text:span></text:span></text:p>
        </text:list-item>
        <text:list-item>
          <text:p text:style-name="P4"><text:span text:style-name="WW-Default_20_Paragraph_20_Font1"><text:span text:style-name="T33">Administer</text:span></text:span><text:span text:style-name="WW-Default_20_Paragraph_20_Font1"><text:span text:style-name="T38">ed</text:span></text:span><text:span text:style-name="WW-Default_20_Paragraph_20_Font1"><text:span text:style-name="T33"> Windows Server 2008, Exchange 2010, anti-virus, security, and backup systems.</text:span></text:span></text:p>
        </text:list-item>
        <text:list-item>
          <text:p text:style-name="P4"><text:span text:style-name="WW-Default_20_Paragraph_20_Font1"><text:span text:style-name="T33">Develop</text:span></text:span><text:span text:style-name="WW-Default_20_Paragraph_20_Font1"><text:span text:style-name="T38">ed</text:span></text:span><text:span text:style-name="WW-Default_20_Paragraph_20_Font1"><text:span text:style-name="T33"> organization-wide technology strategy to take advantage of new digital tools.</text:span></text:span></text:p>
          <text:p text:style-name="P81"><text:span text:style-name="WW-Default_20_Paragraph_20_Font1"><text:span text:style-name="T52"/></text:span></text:p>
        </text:list-item>
      </text:list>
      <text:p text:style-name="P60">Coordinator of Educational Technology <text:span text:style-name="T76">Volunteer</text:span><text:tab/>2012</text:p>
      <text:p text:style-name="P69">Sector67 Center for Prototyping, Technology and Advanced Manufacturing, Madison, WI<text:tab/></text:p>
      <text:list xml:id="list222610392505880" text:continue-numbering="true" text:style-name="WWNum1">
        <text:list-item>
          <text:p text:style-name="P4"><text:span text:style-name="WW-Default_20_Paragraph_20_Font1"><text:span text:style-name="T38">Organized and taught</text:span></text:span><text:span text:style-name="WW-Default_20_Paragraph_20_Font1"><text:span text:style-name="T33"> courses on technology topics, including Linux, Java, and Technology for Students.</text:span></text:span></text:p>
          <text:p text:style-name="P86"/>
          <text:p text:style-name="P89"><text:change text:change-id="ct52776784"/>Adjunct Instructor of Information Technology <text:tab/>2011</text:p>
        </text:list-item>
      </text:list>
      <text:p text:style-name="P70">ITT Technical Institute, Madison, WI<text:tab/></text:p>
      <text:list xml:id="list222609550762595" text:continue-numbering="true" text:style-name="WWNum1">
        <text:list-item>
          <text:p text:style-name="P4"><text:span text:style-name="WW-Default_20_Paragraph_20_Font1"><text:span text:style-name="T33">Taug</text:span></text:span><text:span text:style-name="WW-Default_20_Paragraph_20_Font1"><text:span text:style-name="T38">ht</text:span></text:span><text:span text:style-name="WW-Default_20_Paragraph_20_Font1"><text:span text:style-name="T33"> </text:span></text:span><text:span text:style-name="WW-Default_20_Paragraph_20_Font1"><text:span text:style-name="T35">I</text:span></text:span><text:span text:style-name="WW-Default_20_Paragraph_20_Font1"><text:span text:style-name="T33">ntroduction to the P</text:span></text:span><text:span text:style-name="WW-Default_20_Paragraph_20_Font1"><text:span text:style-name="T35">C</text:span></text:span><text:span text:style-name="WW-Default_20_Paragraph_20_Font1"><text:span text:style-name="T33">, Windows 7, and Linux System Administration.</text:span></text:span></text:p>
          <text:p text:style-name="P87"/>
        </text:list-item>
      </text:list>
      <text:p text:style-name="P71"><text:span text:style-name="T74">Program Chair of Information Technology<text:tab/></text:span><text:span text:style-name="T73">2010 - 2011</text:span></text:p>
      <text:p text:style-name="P51">Globe University East, Madison, WI</text:p>
      <text:list xml:id="list222610113886359" text:continue-numbering="true" text:style-name="WWNum1">
        <text:list-item>
          <text:p text:style-name="P4"><text:span text:style-name="WW-Default_20_Paragraph_20_Font1"><text:span text:style-name="T33">Provide</text:span></text:span><text:span text:style-name="WW-Default_20_Paragraph_20_Font1"><text:span text:style-name="T38">d</text:span></text:span><text:span text:style-name="WW-Default_20_Paragraph_20_Font1"><text:span text:style-name="T33"> programmatic support for students and faculty with training, advising, recruitment, and hiring.</text:span></text:span></text:p>
        </text:list-item>
        <text:list-item>
          <text:p text:style-name="P4"><text:span text:style-name="WW-Default_20_Paragraph_20_Font1"><text:span text:style-name="T33">Develop</text:span></text:span><text:span text:style-name="WW-Default_20_Paragraph_20_Font1"><text:span text:style-name="T38">ed</text:span></text:span><text:span text:style-name="WW-Default_20_Paragraph_20_Font1"><text:span text:style-name="T33"> and maintain</text:span></text:span><text:span text:style-name="WW-Default_20_Paragraph_20_Font1"><text:span text:style-name="T38">ed</text:span></text:span><text:span text:style-name="WW-Default_20_Paragraph_20_Font1"><text:span text:style-name="T33"> facility and curriculum resources, including a Blackboard implementation.</text:span></text:span></text:p>
        </text:list-item>
        <text:list-item>
          <text:p text:style-name="P4"><text:span text:style-name="WW-Default_20_Paragraph_20_Font1"><text:span text:style-name="T33">Organize</text:span></text:span><text:span text:style-name="WW-Default_20_Paragraph_20_Font1"><text:span text:style-name="T38">d</text:span></text:span><text:span text:style-name="WW-Default_20_Paragraph_20_Font1"><text:span text:style-name="T33"> and led community workshops.</text:span></text:span></text:p>
        </text:list-item>
        <text:list-item>
          <text:p text:style-name="P99"><text:span text:style-name="WW-Default_20_Paragraph_20_Font1"><text:span text:style-name="T33">T</text:span></text:span><text:span text:style-name="WW-Default_20_Paragraph_20_Font1"><text:span text:style-name="T38">aught</text:span></text:span><text:span text:style-name="WW-Default_20_Paragraph_20_Font1"><text:span text:style-name="T33"> a variety of IT courses, including Operating Systems, Microsoft Office, Keyboarding, and Introduction to Computer Literacy.</text:span></text:span></text:p>
        </text:list-item>
      </text:list>
      <text:p text:style-name="P54"/>
      <text:p text:style-name="P53">Database Design Volunteer</text:p>
      <text:p text:style-name="P62"><text:span text:style-name="T78">Grassroots Leadership College, Madison, WI<text:tab/></text:span><text:span text:style-name="T74">2010 - 2012</text:span></text:p>
      <text:list xml:id="list222610708676357" text:continue-numbering="true" text:style-name="WWNum1">
        <text:list-item>
          <text:p text:style-name="P84"><text:span text:style-name="WW-Default_20_Paragraph_20_Font1"><text:span text:style-name="T36">Re-designed FileMaker databases for conversion to CiviCRM; recover</text:span></text:span><text:span text:style-name="WW-Default_20_Paragraph_20_Font1"><text:span text:style-name="T35">ed</text:span></text:span><text:span text:style-name="WW-Default_20_Paragraph_20_Font1"><text:span text:style-name="T36"> data with Pentaho.</text:span></text:span></text:p>
        </text:list-item>
        <text:list-item>
          <text:p text:style-name="P88">Led a committee of IT volunteers in setting a new IT vision.</text:p>
        </text:list-item>
        <text:list-item>
          <text:p text:style-name="P84"><text:span text:style-name="WW-Default_20_Paragraph_20_Font1"><text:span text:style-name="T33">Troubleshot general office technology issues and provided </text:span></text:span><text:span text:style-name="WW-Default_20_Paragraph_20_Font1"><text:span text:style-name="T35">various tech </text:span></text:span><text:span text:style-name="WW-Default_20_Paragraph_20_Font1"><text:span text:style-name="T33">training</text:span></text:span><text:span text:style-name="WW-Default_20_Paragraph_20_Font1"><text:span text:style-name="T35">s</text:span></text:span><text:span text:style-name="WW-Default_20_Paragraph_20_Font1"><text:span text:style-name="T33">.</text:span></text:span></text:p>
          <text:p text:style-name="P84"><text:span text:style-name="WW-Default_20_Paragraph_20_Font1"><text:span text:style-name="T33"/></text:span></text:p>
        </text:list-item>
      </text:list>
      <text:p text:style-name="P74"><text:change text:change-id="ct52821600"/><text:change text:change-id="ct52812496"/><text:soft-page-break/><text:span text:style-name="WW-Default_20_Paragraph_20_Font1"><text:span text:style-name="T31">Work Experience (cont) <text:s text:c="107"/></text:span></text:span></text:p>
      <text:p text:style-name="P55"><text:span text:style-name="WW-Default_20_Paragraph_20_Font1"><text:span text:style-name="T55"/></text:span></text:p>
      <text:p text:style-name="P58">Peace Corps <text:s/>Information and Communication Technology (ICT) Teacher Volunteer <text:s text:c="2"/>2007 - 2010</text:p>
      <text:p text:style-name="P13"><text:span text:style-name="WW-Default_20_Paragraph_20_Font1"><text:span text:style-name="T12">Nalerigu Senior High School (2007-2009); Mampong Technical College of Education (2009-2010) </text:span></text:span><text:span text:style-name="T12">Ghana, West Africa</text:span></text:p>
      <text:list xml:id="list1585414166" text:style-name="WWNum1">
        <text:list-item>
          <text:p text:style-name="P100"><text:span text:style-name="WW-Default_20_Paragraph_20_Font1"><text:span text:style-name="T33">Creatively used limited resources to teach </text:span></text:span><text:span text:style-name="WW-Default_20_Paragraph_20_Font1"><text:span text:style-name="T41">hands-on </text:span></text:span><text:span text:style-name="WW-Default_20_Paragraph_20_Font1"><text:span text:style-name="T33">skills and theory </text:span></text:span><text:span text:style-name="WW-Default_20_Paragraph_20_Font1"><text:span text:style-name="T34">to over</text:span></text:span><text:span text:style-name="WW-Default_20_Paragraph_20_Font1"><text:span text:style-name="T33"> 850 high school students, 200 elementary students, and 220 adults. Class sizes ranged from 4 to 70 students.</text:span></text:span></text:p>
        </text:list-item>
        <text:list-item>
          <text:p text:style-name="P4"><text:span text:style-name="WW-Default_20_Paragraph_20_Font1"><text:span text:style-name="T43">Set</text:span></text:span><text:span text:style-name="WW-Default_20_Paragraph_20_Font1"><text:span text:style-name="T44"> </text:span></text:span><text:span text:style-name="WW-Default_20_Paragraph_20_Font1"><text:span text:style-name="T43">up,</text:span></text:span><text:span text:style-name="WW-Default_20_Paragraph_20_Font1"><text:span text:style-name="T44"> </text:span></text:span><text:span text:style-name="WW-Default_20_Paragraph_20_Font1"><text:span text:style-name="T43">administered</text:span></text:span><text:span text:style-name="WW-Default_20_Paragraph_20_Font1"><text:span text:style-name="T44"> </text:span></text:span><text:span text:style-name="WW-Default_20_Paragraph_20_Font1"><text:span text:style-name="T43">and</text:span></text:span><text:span text:style-name="WW-Default_20_Paragraph_20_Font1"><text:span text:style-name="T44"> </text:span></text:span><text:span text:style-name="WW-Default_20_Paragraph_20_Font1"><text:span text:style-name="T43">designed</text:span></text:span><text:span text:style-name="WW-Default_20_Paragraph_20_Font1"><text:span text:style-name="T44"> </text:span></text:span><text:span text:style-name="WW-Default_20_Paragraph_20_Font1"><text:span text:style-name="T43">curriculum</text:span></text:span><text:span text:style-name="WW-Default_20_Paragraph_20_Font1"><text:span text:style-name="T44"> </text:span></text:span><text:span text:style-name="WW-Default_20_Paragraph_20_Font1"><text:span text:style-name="T43">for</text:span></text:span><text:span text:style-name="WW-Default_20_Paragraph_20_Font1"><text:span text:style-name="T44"> </text:span></text:span><text:span text:style-name="WW-Default_20_Paragraph_20_Font1"><text:span text:style-name="T43">one</text:span></text:span><text:span text:style-name="WW-Default_20_Paragraph_20_Font1"><text:span text:style-name="T44"> </text:span></text:span><text:span text:style-name="WW-Default_20_Paragraph_20_Font1"><text:span text:style-name="T43">of</text:span></text:span><text:span text:style-name="WW-Default_20_Paragraph_20_Font1"><text:span text:style-name="T44"> </text:span></text:span><text:span text:style-name="WW-Default_20_Paragraph_20_Font1"><text:span text:style-name="T43">the</text:span></text:span><text:span text:style-name="WW-Default_20_Paragraph_20_Font1"><text:span text:style-name="T44"> </text:span></text:span><text:span text:style-name="WW-Default_20_Paragraph_20_Font1"><text:span text:style-name="T43">first</text:span></text:span><text:span text:style-name="WW-Default_20_Paragraph_20_Font1"><text:span text:style-name="T44"> </text:span></text:span><text:span text:style-name="WW-Default_20_Paragraph_20_Font1"><text:span text:style-name="T43">networked</text:span></text:span><text:span text:style-name="WW-Default_20_Paragraph_20_Font1"><text:span text:style-name="T44"> </text:span></text:span><text:span text:style-name="WW-Default_20_Paragraph_20_Font1"><text:span text:style-name="T43">dual</text:span></text:span><text:span text:style-name="WW-Default_20_Paragraph_20_Font1"><text:span text:style-name="T44"> </text:span></text:span><text:span text:style-name="WW-Default_20_Paragraph_20_Font1"><text:span text:style-name="T43">boot</text:span></text:span><text:span text:style-name="WW-Default_20_Paragraph_20_Font1"><text:span text:style-name="T44"> </text:span></text:span><text:span text:style-name="WW-Default_20_Paragraph_20_Font1"><text:span text:style-name="T43">Ubuntu</text:span></text:span><text:span text:style-name="WW-Default_20_Paragraph_20_Font1"><text:span text:style-name="T44"> </text:span></text:span><text:span text:style-name="WW-Default_20_Paragraph_20_Font1"><text:span text:style-name="T43">Linux/Windows</text:span></text:span><text:span text:style-name="WW-Default_20_Paragraph_20_Font1"><text:span text:style-name="T44"> </text:span></text:span><text:span text:style-name="WW-Default_20_Paragraph_20_Font1"><text:span text:style-name="T43">XP</text:span></text:span><text:span text:style-name="WW-Default_20_Paragraph_20_Font1"><text:span text:style-name="T44"> </text:span></text:span><text:span text:style-name="WW-Default_20_Paragraph_20_Font1"><text:span text:style-name="T43">labs</text:span></text:span><text:span text:style-name="WW-Default_20_Paragraph_20_Font1"><text:span text:style-name="T44"> </text:span></text:span><text:span text:style-name="WW-Default_20_Paragraph_20_Font1"><text:span text:style-name="T43">in</text:span></text:span><text:span text:style-name="WW-Default_20_Paragraph_20_Font1"><text:span text:style-name="T44"> </text:span></text:span><text:span text:style-name="WW-Default_20_Paragraph_20_Font1"><text:span text:style-name="T43">Ghana.</text:span></text:span><text:span text:style-name="WW-Default_20_Paragraph_20_Font1"><text:span text:style-name="T44"> </text:span></text:span></text:p>
        </text:list-item>
        <text:list-item>
          <text:p text:style-name="P85"><text:span text:style-name="WW-Default_20_Paragraph_20_Font1"><text:span text:style-name="T33">Mentored 5 high-school and university teachers with lesson planning and instructional design. </text:span></text:span></text:p>
        </text:list-item>
        <text:list-item>
          <text:p text:style-name="P85"><text:span text:style-name="WW-Default_20_Paragraph_20_Font1"><text:span text:style-name="T34">T</text:span></text:span><text:span text:style-name="WW-Default_20_Paragraph_20_Font1"><text:span text:style-name="T33">rained dozens of academic staff members in basic computer skills, hardware repair, software installations, and lab administration.</text:span></text:span></text:p>
        </text:list-item>
        <text:list-item>
          <text:p text:style-name="P4"><text:span text:style-name="WW-Default_20_Paragraph_20_Font1"><text:span text:style-name="T33">Coordinated and produced student cultural dance and HIV/AIDS educational video projects.</text:span></text:span></text:p>
        </text:list-item>
      </text:list>
      <text:list xml:id="list222610897029324" text:continue-list="list222610708676357" text:style-name="WWNum1">
        <text:list-item>
          <text:p text:style-name="P101"><text:span text:style-name="WW-Default_20_Paragraph_20_Font1"><text:span text:style-name="T33">Helped organize the website, served as a group leader, and taught ICT at 3 annual week-long STARS (Students Taking Action Reaching For Success) high-school conferences.</text:span></text:span></text:p>
        </text:list-item>
        <text:list-item>
          <text:p text:style-name="P4"><text:span text:style-name="WW-Default_20_Paragraph_20_Font1"><text:span text:style-name="T33">Created, promoted and distributed the ICT Resource CD for ICT teachers and students, which contained a full range of culturally appropriate instructional materials including lesson plans, exams, textbooks, educational open source software, and classroom technology tips.</text:span></text:span></text:p>
        </text:list-item>
        <text:list-item>
          <text:p text:style-name="P100"><text:span text:style-name="WW-Default_20_Paragraph_20_Font1"><text:span text:style-name="T33">Coordinated the ICT</text:span></text:span><text:change-start text:change-id="ct52937008"/><text:span text:style-name="WW-Default_20_Paragraph_20_Font1"><text:span text:style-name="T33"> </text:span></text:span><text:change-end text:change-id="ct52937008"/><text:change text:change-id="ct52854240"/><text:span text:style-name="WW-Default_20_Paragraph_20_Font1"><text:span text:style-name="T33">Think</text:span></text:span><text:change-start text:change-id="ct52939552"/><text:span text:style-name="WW-Default_20_Paragraph_20_Font1"><text:span text:style-name="T33">-</text:span></text:span><text:change-end text:change-id="ct52939552"/><text:change text:change-id="ct52939744"/><text:span text:style-name="WW-Default_20_Paragraph_20_Font1"><text:span text:style-name="T33">Tank: representing over 140 volunteers, </text:span></text:span><text:span text:style-name="WW-Default_20_Paragraph_20_Font1"><text:span text:style-name="T34">this</text:span></text:span><text:span text:style-name="WW-Default_20_Paragraph_20_Font1"><text:span text:style-name="T33"> committee work</text:span></text:span><text:span text:style-name="WW-Default_20_Paragraph_20_Font1"><text:span text:style-name="T34">ed</text:span></text:span><text:span text:style-name="WW-Default_20_Paragraph_20_Font1"><text:span text:style-name="T33"> on dozens of cutting-edge technology projects, including designing and creating informational websites, writing educational computer lab manuals, and developing the Library Linux operating system. </text:span></text:span></text:p>
        </text:list-item>
        <text:list-item>
          <text:p text:style-name="P4"><text:span text:style-name="WW-Default_20_Paragraph_20_Font1"><text:span text:style-name="T33">Organized and led the ICT technical training for incoming volunteers </text:span></text:span><text:span text:style-name="WW-Default_20_Paragraph_20_Font1"><text:span text:style-name="T35">at</text:span></text:span><text:span text:style-name="WW-Default_20_Paragraph_20_Font1"><text:span text:style-name="T33"> numerous workshops and conferences.</text:span></text:span></text:p>
        </text:list-item>
        <text:list-item>
          <text:p text:style-name="P4"><text:span text:style-name="WW-Default_20_Paragraph_20_Font1"><text:span text:style-name="T33">Organized and led four clubs (Staff Ubuntu Linux Club, Elective ICT Club, Websites and Internet Club, </text:span></text:span><text:span text:style-name="WW-Default_20_Paragraph_20_Font1"><text:span text:style-name="T35">and the</text:span></text:span><text:span text:style-name="WW-Default_20_Paragraph_20_Font1"><text:span text:style-name="T33"> Middle School Girls Club) and coordinated projects with an HIV/AIDS club. </text:span></text:span></text:p>
          <text:p text:style-name="P4"><text:span text:style-name="WW-Default_20_Paragraph_20_Font1"><text:span text:style-name="T32"/></text:span></text:p>
        </text:list-item>
      </text:list>
      <text:p text:style-name="P44">ESL Computer Tutor Volunteer</text:p>
      <text:p text:style-name="P57"><text:span text:style-name="WW-Default_20_Paragraph_20_Font1"><text:span text:style-name="T12">Minnesota Literacy Council, Minneapolis,</text:span></text:span><text:span text:style-name="T12"> MN <text:tab/></text:span><text:span text:style-name="T9">2006 - 2007</text:span></text:p>
      <text:list xml:id="list222610316682452" text:continue-numbering="true" text:style-name="WWNum1">
        <text:list-item>
          <text:p text:style-name="P4"><text:span text:style-name="WW-Default_20_Paragraph_20_Font1"><text:span text:style-name="T33">Tutored ESL adults in basic computer skills.</text:span></text:span></text:p>
        </text:list-item>
      </text:list>
      <text:p text:style-name="P31"><text:span text:style-name="WW-Default_20_Paragraph_20_Font1"><text:span text:style-name="T33"/></text:span></text:p>
      <text:p text:style-name="P36"><text:change text:change-id="ct52850368"/>Information Support Specialist</text:p>
      <text:p text:style-name="P57"><text:span text:style-name="WW-Default_20_Paragraph_20_Font1"><text:span text:style-name="T12">McQuay International, Minneapolis, MN</text:span></text:span><text:span text:style-name="T12"> <text:tab/></text:span><text:span text:style-name="T9">2005 - 2006</text:span></text:p>
      <text:list xml:id="list222610440893195" text:continue-numbering="true" text:style-name="WWNum1">
        <text:list-item>
          <text:p text:style-name="P4"><text:span text:style-name="WW-Default_20_Paragraph_20_Font1"><text:span text:style-name="T33">Provided phone and email based training and troubleshooting </text:span></text:span><text:span text:style-name="WW-Default_20_Paragraph_20_Font1"><text:span text:style-name="T42">for</text:span></text:span><text:span text:style-name="WW-Default_20_Paragraph_20_Font1"><text:span text:style-name="T33"> international sales reps and engineers.</text:span></text:span></text:p>
        </text:list-item>
        <text:list-item>
          <text:p text:style-name="P4"><text:span text:style-name="WW-Default_20_Paragraph_20_Font1"><text:span text:style-name="T33">Created </text:span></text:span><text:span text:style-name="WW-Default_20_Paragraph_20_Font1"><text:span text:style-name="T36">a </text:span></text:span><text:span text:style-name="WW-Default_20_Paragraph_20_Font1"><text:span text:style-name="T33">new documentation database </text:span></text:span><text:span text:style-name="WW-Default_20_Paragraph_20_Font1"><text:span text:style-name="T35">with</text:span></text:span><text:span text:style-name="WW-Default_20_Paragraph_20_Font1"><text:span text:style-name="T33"> tutorial documents for three major systems.</text:span></text:span><text:change text:change-id="ct52940912"/></text:p>
        </text:list-item>
      </text:list>
      <text:p text:style-name="P44"/>
      <text:p text:style-name="P44">Programmer, Web Developer and System Administrator</text:p>
      <text:p text:style-name="P57"><text:span text:style-name="WW-Default_20_Paragraph_20_Font1"><text:span text:style-name="T12">Center for Demography in Health and Aging, Madison WI</text:span></text:span><text:span text:style-name="T12"> <text:tab/></text:span><text:span text:style-name="T9">2002 - 2005</text:span></text:p>
      <text:list xml:id="list222609489441627" text:continue-numbering="true" text:style-name="WWNum1">
        <text:list-item>
          <text:p text:style-name="P4"><text:span text:style-name="WW-Default_20_Paragraph_20_Font1"><text:span text:style-name="T33">Developed CDHA’s website using HTML, CSS, DreamWeaver and Photoshop.</text:span></text:span></text:p>
        </text:list-item>
        <text:list-item>
          <text:p text:style-name="P4"><text:span text:style-name="WW-Default_20_Paragraph_20_Font1"><text:span text:style-name="T33">Designed PHP forms </text:span></text:span><text:span text:style-name="WW-Default_20_Paragraph_20_Font1"><text:span text:style-name="T36">with</text:span></text:span><text:span text:style-name="WW-Default_20_Paragraph_20_Font1"><text:span text:style-name="T33"> dynamically linked ASP and SQL databases. </text:span></text:span></text:p>
        </text:list-item>
        <text:list-item>
          <text:p text:style-name="P4"><text:span text:style-name="WW-Default_20_Paragraph_20_Font1"><text:span text:style-name="T33">Wrote extensive documentation </text:span></text:span><text:span text:style-name="WW-Default_20_Paragraph_20_Font1"><text:span text:style-name="T36">for the </text:span></text:span><text:span text:style-name="WW-Default_20_Paragraph_20_Font1"><text:span text:style-name="T33">IT systems and protocols.</text:span></text:span></text:p>
        </text:list-item>
        <text:list-item>
          <text:p text:style-name="P4"><text:span text:style-name="WW-Default_20_Paragraph_20_Font1"><text:span text:style-name="T33">Administered the OLDR (Off-line Longitudinal Data Repository) Red Hat Linux system.</text:span></text:span></text:p>
        </text:list-item>
      </text:list>
      <text:p text:style-name="P7"><text:span text:style-name="WW-Default_20_Paragraph_20_Font1"><text:span text:style-name="T33"/></text:span></text:p>
      <text:p text:style-name="P24"/>
      <text:p text:style-name="P24"/>
      <text:p text:style-name="P24"/>
      <text:p text:style-name="P24"/>
      <text:p text:style-name="P115"><text:change text:change-id="ct52857424"/><text:soft-page-break/><text:span text:style-name="WW-Default_20_Paragraph_20_Font1"><text:span text:style-name="T27">Education <text:s text:c="237"/></text:span></text:span></text:p>
      <text:p text:style-name="P35"/>
      <text:p text:style-name="P64"><text:span text:style-name="T74">University of Wisconsin - <text:s/>Madison</text:span><text:span text:style-name="T78"><text:tab/></text:span><text:span text:style-name="T74">2013 - present</text:span></text:p>
      <text:list xml:id="list222610891153480" text:continue-numbering="true" text:style-name="WWNum1">
        <text:list-item>
          <text:p text:style-name="P81"><text:span text:style-name="WW-Default_20_Paragraph_20_Font1"><text:span text:style-name="T33">Master</text:span></text:span><text:span text:style-name="WW-Default_20_Paragraph_20_Font1"><text:span text:style-name="T39">'</text:span></text:span><text:span text:style-name="WW-Default_20_Paragraph_20_Font1"><text:span text:style-name="T33">s student of Digital Media in the School of Education, C</text:span></text:span><text:span text:style-name="WW-Default_20_Paragraph_20_Font1"><text:span text:style-name="T34">urriculum &amp; Instruction</text:span></text:span><text:span text:style-name="WW-Default_20_Paragraph_20_Font1"><text:span text:style-name="T33"> department.</text:span></text:span></text:p>
        </text:list-item>
        <text:list-item>
          <text:p text:style-name="P81"><text:span text:style-name="WW-Default_20_Paragraph_20_Font1"><text:span text:style-name="T33">Completed courses in </text:span></text:span><text:span text:style-name="WW-Default_20_Paragraph_20_Font1"><text:span text:style-name="T70">'</text:span></text:span><text:span text:style-name="WW-Default_20_Paragraph_20_Font1"><text:span text:style-name="T58">Interactive Media &amp; Computing in the Curriculum', </text:span></text:span><text:span text:style-name="WW-Default_20_Paragraph_20_Font1"><text:span text:style-name="T59">'Mentorship in Participatory Cultures', 'Human Abilities and Learning', 'Technology Leadership', 'Introducing Comp Sci to K-12', 'Current topics in Science &amp; Technology Studies', 'Constructionism', 'Digital Media and Learning', 'Design in Virtual Reality', 'Research in Computing Education', 'Tools for Thought', and 'Research in Human Computer Interaction'.</text:span></text:span></text:p>
        </text:list-item>
      </text:list>
      <text:p text:style-name="P38"/>
      <text:p text:style-name="P72"><text:span text:style-name="T74">University of Wisconsin - Madison</text:span><text:span text:style-name="T78"><text:tab/></text:span><text:span text:style-name="T74"> 2004</text:span></text:p>
      <text:list xml:id="list222611078681219" text:continue-numbering="true" text:style-name="WWNum1">
        <text:list-item>
          <text:p text:style-name="P4"><text:span text:style-name="WW-Default_20_Paragraph_20_Font1"><text:span text:style-name="T33">Bachelor of Science degree in Computer Science</text:span></text:span></text:p>
        </text:list-item>
      </text:list>
      <text:p text:style-name="P38"/>
      <text:p text:style-name="P37">Charles University</text:p>
      <text:p text:style-name="P64"><text:span text:style-name="T78">Prague, Czech Republic<text:tab/></text:span><text:span text:style-name="T74">2003</text:span></text:p>
      <text:list xml:id="list222609493524700" text:continue-numbering="true" text:style-name="WWNum1">
        <text:list-item>
          <text:p text:style-name="P4"><text:span text:style-name="WW-Default_20_Paragraph_20_Font1"><text:span text:style-name="T33">President of Yearbook Committee.</text:span></text:span></text:p>
        </text:list-item>
      </text:list>
      <text:p text:style-name="P11"><text:span text:style-name="WW-Default_20_Paragraph_20_Font1"><text:span text:style-name="T25"/></text:span></text:p>
      <text:p text:style-name="P66"><text:span text:style-name="WW-Default_20_Paragraph_20_Font1"><text:span text:style-name="T30">Select Workshops and Trainings</text:span></text:span><text:span text:style-name="WW-Default_20_Paragraph_20_Font1"><text:span text:style-name="T27"> <text:s text:c="124"/></text:span></text:span></text:p>
      <text:p text:style-name="P43"/>
      <text:p text:style-name="P98"><text:span text:style-name="T10">Humanitarian Free and Open Source Software Workshop </text:span><text:span text:style-name="T9"><text:tab/>201</text:span><text:span text:style-name="T11">4</text:span><text:span text:style-name="T9"><text:line-break/></text:span><text:span text:style-name="WW-Default_20_Paragraph_20_Font1"><text:span text:style-name="T15">Atlanta, GA </text:span></text:span><text:span text:style-name="WW-Default_20_Paragraph_20_Font1"><text:span text:style-name="T13">SIGSCE </text:span></text:span><text:span text:style-name="WW-Default_20_Paragraph_20_Font1"><text:span text:style-name="T14">(Special Interest Group Computer Science Education) </text:span></text:span><text:span text:style-name="WW-Default_20_Paragraph_20_Font1"><text:span text:style-name="T13">conference.</text:span></text:span><text:span text:style-name="WW-Default_20_Paragraph_20_Font1"><text:span text:style-name="T11"> </text:span></text:span></text:p>
      <text:p text:style-name="P97"/>
      <text:p text:style-name="P13"><text:change text:change-id="ct50790864"/><text:span text:style-name="T9">Peace Corps Pre-Service Training</text:span></text:p>
      <text:p text:style-name="P64"><text:span text:style-name="T78">Ghana, West Africa</text:span><text:span text:style-name="T74"><text:tab/>2007</text:span></text:p>
      <text:list xml:id="list222609424892561" text:continue-numbering="true" text:style-name="WWNum1">
        <text:list-item>
          <text:p text:style-name="P4"><text:span text:style-name="WW-Default_20_Paragraph_20_Font1"><text:span text:style-name="T40">C</text:span></text:span><text:span text:style-name="WW-Default_20_Paragraph_20_Font1"><text:span text:style-name="T33">ommunity</text:span></text:span><text:span text:style-name="WW-Default_20_Paragraph_20_Font1"><text:span text:style-name="T40"> </text:span></text:span><text:span text:style-name="WW-Default_20_Paragraph_20_Font1"><text:span text:style-name="T33">development and local needs assessment, teaching methodology, technology in development, HIV/AIDS and the Mamprusi language </text:span></text:span><text:span text:style-name="WW-Default_20_Paragraph_20_Font1"><text:span text:style-name="T40">(10 weeks)</text:span></text:span><text:span text:style-name="WW-Default_20_Paragraph_20_Font1"><text:span text:style-name="T33">. </text:span></text:span></text:p>
          <text:p text:style-name="P4"><text:change text:change-id="ct52915696"/><text:span text:style-name="WW-Default_20_Paragraph_20_Font1"><text:span text:style-name="T33"/></text:span></text:p>
        </text:list-item>
      </text:list>
      <text:p text:style-name="P65"><text:span text:style-name="T74">Minnesota Literacy Council ESL Training<text:tab/>2005 - 2010<text:line-break/></text:span><text:span text:style-name="T78">Minneapolis, MN<text:tab/></text:span></text:p>
      <text:list xml:id="list222609516406539" text:continue-numbering="true" text:style-name="WWNum1">
        <text:list-item>
          <text:p text:style-name="P4"><text:span text:style-name="WW-Default_20_Paragraph_20_Font1"><text:span text:style-name="T33">MLC certification course in ESL teaching (12 hours).</text:span></text:span></text:p>
        </text:list-item>
      </text:list>
      <text:p text:style-name="P39"><text:s text:c="125"/></text:p>
      <text:p text:style-name="P65"><text:span text:style-name="T74">UW Madison Student Technical Web Design Training<text:tab/>200</text:span><text:span text:style-name="T75">2</text:span><text:span text:style-name="T74"><text:line-break/></text:span><text:span text:style-name="T65">Madison, WI</text:span><text:span text:style-name="T74"><text:tab/></text:span></text:p>
      <text:list xml:id="list222609981778260" text:continue-numbering="true" text:style-name="WWNum1">
        <text:list-item>
          <text:p text:style-name="P4"><text:span text:style-name="WW-Default_20_Paragraph_20_Font1"><text:span text:style-name="T33">DoIt (Division of Information Technology). Certified in designing and maintaining websites with a focus on meeting Section 508 accessibility standards (40 hours).</text:span></text:span></text:p>
          <text:p text:style-name="P4"><text:span text:style-name="WW-Default_20_Paragraph_20_Font1"><text:span text:style-name="T33"/></text:span></text:p>
        </text:list-item>
      </text:list>
      <text:p text:style-name="P63"><text:span text:style-name="WW-Default_20_Paragraph_20_Font1"><text:span text:style-name="T27">Publications <text:s text:c="125"/></text:span></text:span></text:p>
      <text:p text:style-name="P35"/>
      <text:p text:style-name="P38"><text:span text:style-name="T74">Hardin, Caroline.</text:span><text:span text:style-name="T65"> “Free and Open Source Software in School Communities: An Experience Report from Peace Corps Volunteers in Ghana</text:span><text:change-start text:change-id="ct52909552"/><text:span text:style-name="T65">.</text:span><text:change-end text:change-id="ct52909552"/><text:change-start text:change-id="ct52915392"/><text:span text:style-name="T65">”</text:span><text:change-end text:change-id="ct52915392"/><text:change text:change-id="ct52902592"/><text:span text:style-name="T74"> </text:span><text:change-start text:change-id="ct51302128"/><text:span text:style-name="T79">I</text:span><text:change-end text:change-id="ct51302128"/><text:change text:change-id="ct51301040"/><text:span text:style-name="T79">n </text:span><text:change text:change-id="ct52971104"/><text:span text:style-name="T81">Free and Open Source Software and Technology for Sustainable Development</text:span><text:change text:change-id="ct51303504"/><text:span text:style-name="T79">, edited by Sulayman K. Sowe, </text:span><text:span text:style-name="T60">Govindan Parayil, and Atsushi Sunami, 288-313.</text:span><text:change text:change-id="ct52973696"/><text:span text:style-name="T60"> Tokyo: </text:span><text:span text:style-name="T78">United Nations University Press</text:span><text:change-start text:change-id="ct52977600"/><text:span text:style-name="T78">, </text:span><text:change-end text:change-id="ct52977600"/><text:change text:change-id="ct52977792"/><text:change-start text:change-id="ct52978880"/><text:span text:style-name="T65">2012</text:span><text:change-end text:change-id="ct52978880"/><text:change-start text:change-id="ct52980144"/><text:span text:style-name="T65">.</text:span><text:change-end text:change-id="ct52980144"/><text:span text:style-name="T65"> </text:span><text:span text:style-name="T66">Peer Reviewed.</text:span></text:p>
      <text:p text:style-name="P38"/>
      <text:p text:style-name="P113"><text:change-start text:change-id="ct52917904"/><text:span text:style-name="T74">Hardin, Caroline</text:span><text:span text:style-name="T65">. </text:span><text:change-end text:change-id="ct52917904"/><text:change-start text:change-id="ct52911984"/><text:span text:style-name="T65">“A </text:span><text:change-end text:change-id="ct52911984"/><text:change text:change-id="ct51300800"/><text:change-start text:change-id="ct52829296"/><text:span text:style-name="T65">D</text:span><text:change-end text:change-id="ct52829296"/><text:span text:style-name="T65">ay as a Computer Teacher in Ghana.</text:span><text:change-start text:change-id="ct52912272"/><text:span text:style-name="T65">”</text:span><text:change-end text:change-id="ct52912272"/><text:change text:change-id="ct52924000"/><text:span text:style-name="T74"> </text:span><text:change-start text:change-id="ct52973312"/><text:span text:style-name="T65">in</text:span><text:change-end text:change-id="ct52973312"/><text:span text:style-name="T79"> </text:span><text:span text:style-name="T81">A Day on the Planet</text:span><text:change text:change-id="ct52975680"/><text:span text:style-name="T81">,</text:span><text:span text:style-name="T68"> edited by Florian Heine and Matthias Klu</text:span><text:change-start text:change-id="ct51303904"/><text:span text:style-name="T68">ckert. </text:span><text:change-end text:change-id="ct51303904"/><text:span text:style-name="T78">Leipzig: Engelsdorfer Verlag</text:span><text:change-start text:change-id="ct52981840"/><text:span text:style-name="T78">, 2010.</text:span><text:change-end text:change-id="ct52981840"/><text:span text:style-name="T78"> </text:span><text:span text:style-name="T80">Selected through essay contest.</text:span><text:span text:style-name="T78"><text:tab/></text:span></text:p>
      <text:p text:style-name="P114"/>
      <text:p text:style-name="P19"><text:change-start text:change-id="ct52689712"/><text:span text:style-name="WW-Default_20_Paragraph_20_Font1"><text:span text:style-name="T52">Hardin, Caroline. </text:span></text:span><text:change-end text:change-id="ct52689712"/><text:span text:style-name="WW-Default_20_Paragraph_20_Font1"><text:span text:style-name="T53">“Peace Corps Ghana: Caroline's Own Story</text:span></text:span><text:change-start text:change-id="ct51304096"/><text:span text:style-name="WW-Default_20_Paragraph_20_Font1"><text:span text:style-name="T53">.</text:span></text:span><text:change-end text:change-id="ct51304096"/><text:change-start text:change-id="ct51304944"/><text:span text:style-name="WW-Default_20_Paragraph_20_Font1"><text:span text:style-name="T53">”</text:span></text:span><text:change-end text:change-id="ct51304944"/><text:change text:change-id="ct51305136"/><text:span text:style-name="WW-Default_20_Paragraph_20_Font1"><text:span text:style-name="T52"> </text:span></text:span><text:span text:style-name="WW-Default_20_Paragraph_20_Font1"><text:span text:style-name="T54">Hudson Star-Observer</text:span></text:span><text:span text:style-name="WW-Default_20_Paragraph_20_Font1"><text:span text:style-name="T53">, July 29th</text:span></text:span><text:span text:style-name="WW-Default_20_Paragraph_20_Font1"><text:span text:style-name="T52">, </text:span></text:span><text:span text:style-name="WW-Default_20_Paragraph_20_Font1"><text:span text:style-name="T53">2010.</text:span></text:span></text:p>
      <text:p text:style-name="P115"><text:soft-page-break/><text:span text:style-name="WW-Default_20_Paragraph_20_Font1"><text:span text:style-name="T27">Conference Presentations <text:s text:c="134"/></text:span></text:span></text:p>
      <text:p text:style-name="P49"/>
      <text:p text:style-name="P91">“<text:span text:style-name="T77">Women and Learning Programming with Games</text:span>”<text:tab/><text:span text:style-name="T72">Upcoming</text:span></text:p>
      <text:p text:style-name="P102"><text:span text:style-name="T62">W</text:span><text:span text:style-name="T61">omen </text:span><text:span text:style-name="T64">and Identity in</text:span><text:span text:style-name="T61"> Gaming Symposium, Lawrence University, WI</text:span></text:p>
      <text:p text:style-name="P92"/>
      <text:p text:style-name="P92">“<text:span text:style-name="T71">Brick in the Wall vs. Hole in the Wall: </text:span><text:span text:style-name="T62"><text:s/>Education for hackers and hacking education</text:span>”<text:tab/>201<text:span text:style-name="T71">4</text:span></text:p>
      <text:p text:style-name="P105"><text:span text:style-name="T62">Security BSides</text:span><text:span text:style-name="T61">, </text:span><text:span text:style-name="T62">Las Vegas, NV</text:span></text:p>
      <text:p text:style-name="P90"/>
      <text:p text:style-name="P90"><text:change text:change-id="ct52990000"/><text:change-start text:change-id="ct52982384"/>“<text:change-end text:change-id="ct52982384"/>Free and Open Source Software in School Communities<text:change-start text:change-id="ct51301568"/>”<text:change-end text:change-id="ct51301568"/><text:tab/>2012</text:p>
      <text:p text:style-name="P110"><text:span text:style-name="T24">Open Source Systems Conference, Hammamet</text:span><text:span text:style-name="T69">, Tunisia</text:span></text:p>
      <text:p text:style-name="P104"/>
      <text:p text:style-name="P90">“Free as in Freedom: the vision of open source software in education” <text:tab/>2012</text:p>
      <text:p text:style-name="P42"><text:span text:style-name="WW-Default_20_Paragraph_20_Font1"><text:span text:style-name="T16">Software Freedom Day, Monastir, Tunisia</text:span></text:span></text:p>
      <text:p text:style-name="P109"/>
      <text:p text:style-name="P96">“Using Technology in the Ghanaian Classroom”<text:tab/><text:span text:style-name="T67">2009</text:span></text:p>
      <text:p text:style-name="P106">With Grant<text:change text:change-id="ct52731424"/> Dobbe, Bar Camp Ghana, Accra, Ghana</text:p>
      <text:p text:style-name="P106"/>
      <text:p text:style-name="P95">“The Promise and Potential of Open Source Software in Education”<text:span text:style-name="T61"><text:tab/></text:span>2009</text:p>
      <text:p text:style-name="P106">Free and Open Source Software Day, Accra, Ghana</text:p>
      <text:p text:style-name="P41"/>
      <text:p text:style-name="P67"><text:span text:style-name="WW-Default_20_Paragraph_20_Font1"><text:span text:style-name="T28">Conference and Workshop </text:span></text:span><text:span text:style-name="WW-Default_20_Paragraph_20_Font1"><text:span text:style-name="T29">Leadership</text:span></text:span><text:span text:style-name="WW-Default_20_Paragraph_20_Font1"><text:span text:style-name="T27"> <text:s text:c="128"/></text:span></text:span></text:p>
      <text:p text:style-name="P50"/>
      <text:p text:style-name="P93"><text:span text:style-name="T77">Mentor </text:span><text:tab/><text:span text:style-name="T77">Upcoming</text:span></text:p>
      <text:p text:style-name="P107">Made w/ Code, BadgerBOTS</text:p>
      <text:p text:style-name="P93"/>
      <text:p text:style-name="P91"><text:span text:style-name="T72">CS Curriculum Designer</text:span><text:tab/><text:span text:style-name="T72">2014</text:span></text:p>
      <text:p text:style-name="P102"><text:span text:style-name="T61">W</text:span><text:span text:style-name="T64">i</text:span><text:span text:style-name="T61">sconsin Science Festival, University of Wisconsin-Madison</text:span></text:p>
      <text:p text:style-name="P91"/>
      <text:p text:style-name="P94"><text:span text:style-name="T72">Wearable Electronics Curriculum Designer</text:span><text:tab/><text:span text:style-name="T72">2014</text:span></text:p>
      <text:p text:style-name="P108">Cyber Learning Club, New Glarus Middle School</text:p>
      <text:p text:style-name="P91"/>
      <text:p text:style-name="P91"><text:span text:style-name="T72">Awards Design</text:span><text:tab/><text:span text:style-name="T72">2014</text:span></text:p>
      <text:p text:style-name="P108">Games and Learning Society Conference, University of Wisconsin-Madison</text:p>
      <text:p text:style-name="P91"/>
      <text:p text:style-name="P91"><text:span text:style-name="T72">Co-Organizer </text:span><text:tab/><text:span text:style-name="T72">2014</text:span></text:p>
      <text:p text:style-name="P102"><text:span text:style-name="T62">W</text:span><text:span text:style-name="T61">omen's Hackathon, University of Wisconsin-Madison</text:span></text:p>
      <text:p text:style-name="P91"/>
      <text:p text:style-name="P93"><text:span text:style-name="T76">Artistic Director</text:span><text:tab/><text:span text:style-name="T72">2013 - 2014</text:span></text:p>
      <text:p text:style-name="P103"><text:span text:style-name="T63">Numerous events</text:span><text:span text:style-name="T61">, </text:span><text:span text:style-name="T63">Steam Century</text:span></text:p>
      <text:p text:style-name="P103"/>
      <text:p text:style-name="P91"><text:span text:style-name="T72">Lead Organizer</text:span><text:tab/><text:span text:style-name="T72">2013</text:span></text:p>
      <text:p text:style-name="P108">Design-a-thon, Doyenne Group</text:p>
      <text:p text:style-name="P108"/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adornments="Regular" style:font-pitch="variable" style:font-charset="x-symbol"/>
    <style:font-face style:name="Symbol1" svg:font-family="Symbol" style:font-adornments="Regular" style:font-pitch="variable" style:font-charset="x-symbol"/>
    <style:font-face style:name="Arial1" svg:font-family="Arial, Helvetica, sans-serif"/>
    <style:font-face style:name="Lohit Hindi1" svg:font-family="'Lohit Hindi'"/>
    <style:font-face style:name="OpenSymbol1" svg:font-family="OpenSymbol"/>
    <style:font-face style:name="OpenSymbol3" svg:font-family="OpenSymbol, 'Arial Unicode MS'" style:font-pitch="variable"/>
    <style:font-face style:name="Symbol2" svg:font-family="Symbol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, 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" style:font-family-generic="system" style:font-pitch="variable"/>
    <style:font-face style:name="Symbol3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hi" style:country-asian="I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Caption1" style:family="paragraph" style:parent-style-name="Standard" style:default-outline-level=""/>
    <style:style style:name="Div" style:family="paragraph" style:parent-style-name="Standard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543in" style:type="center"/>
          <style:tab-stop style:position="7.7083in" style:type="right"/>
        </style:tab-stops>
      </style:paragraph-properties>
    </style:style>
    <style:style style:name="Comment_20_Text1" style:display-name="Comment Text1" style:family="paragraph" style:parent-style-name="Standard" style:default-outline-level=""/>
    <style:style style:name="Comment_20_Subject1" style:display-name="Comment Subject1" style:family="paragraph" style:parent-style-name="Comment_20_Text1" style:default-outline-level=""/>
    <style:style style:name="Revision" style:family="paragraph" style:default-outline-level="">
      <style:paragraph-properties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hi" style:country-asian="I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hi" style:country-asian="I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2z0" style:family="text"/>
    <style:style style:name="WW8Num2z1" style:family="text"/>
    <style:style style:name="WW8Num3z0" style:family="text"/>
    <style:style style:name="WW8Num3z1" style:family="text"/>
    <style:style style:name="WW8Num4z0" style:family="text"/>
    <style:style style:name="WW8Num4z1" style:family="text"/>
    <style:style style:name="WW8Num5z0" style:family="text"/>
    <style:style style:name="WW8Num5z1" style:family="text"/>
    <style:style style:name="WW8Num6z0" style:family="text"/>
    <style:style style:name="WW8Num6z1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9z0" style:family="text"/>
    <style:style style:name="WW8Num9z1" style:family="text"/>
    <style:style style:name="WW8Num10z0" style:family="text">
      <style:text-properties style:font-name="Symbol" fo:font-family="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0z1" style:family="text">
      <style:text-properties style:font-name="OpenSymbol" fo:font-family="Open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1z1" style:family="text">
      <style:text-properties style:font-name="OpenSymbol" fo:font-family="Open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2z1" style:family="text">
      <style:text-properties style:font-name="OpenSymbol" fo:font-family="Open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3z1" style:family="text">
      <style:text-properties style:font-name="OpenSymbol" fo:font-family="Open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4z1" style:family="text">
      <style:text-properties style:font-name="OpenSymbol" fo:font-family="Open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4" style:font-family-complex="OpenSymbol" style:font-family-generic-complex="system" style:font-pitch-complex="variable"/>
    </style:style>
    <style:style style:name="WW8Num15z1" style:family="text">
      <style:text-properties style:font-name="OpenSymbol" fo:font-family="OpenSymbol" style:font-family-generic="roman" style:font-pitch="variable" style:font-name-complex="OpenSymbol4" style:font-family-complex="OpenSymbol" style:font-family-generic-complex="system" style:font-pitch-complex="variable"/>
    </style:style>
    <style:style style:name="WW-Default_20_Paragraph_20_Font" style:display-name="WW-Default Paragraph Font" style:family="text"/>
    <style:style style:name="Absatz-Standardschriftart" style:family="text"/>
    <style:style style:name="WW-Absatz-Standardschriftart" style:family="text"/>
    <style:style style:name="WW-Default_20_Paragraph_20_Font1" style:display-name="WW-Default Paragraph Font1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Comment_20_Reference1" style:display-name="Comment Reference1" style:family="text" style:parent-style-name="WW-Default_20_Paragraph_20_Font"/>
    <style:style style:name="Comment_20_Text_20_Char" style:display-name="Comment Text Char" style:family="text" style:parent-style-name="WW-Default_20_Paragraph_20_Font"/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WW-Default_20_Paragraph_20_Font"/>
    <style:style style:name="ListLabel_20_1" style:display-name="ListLabel 1" style:family="text">
      <style:text-properties style:font-name-complex="OpenSymbol4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3" style:display-name="ListLabel 3" style:family="text">
      <style:text-properties style:font-name-complex="OpenSymbol4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3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4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3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4" style:font-family-complex="OpenSymbol" style:font-family-generic-complex="system" style:font-pitch-complex="variable"/>
    </style:style>
    <style:style style:name="RTF_5f_Num_20_2_20_1" style:display-name="RTF_Num 2 1" style:family="text">
      <style:text-properties style:font-name-asian="Symbol2" style:font-family-asian="Symbol" style:font-pitch-asian="variable"/>
    </style:style>
    <style:style style:name="RTF_5f_Num_20_2_20_2" style:display-name="RTF_Num 2 2" style:family="text">
      <style:text-properties style:font-name-asian="OpenSymbol3" style:font-family-asian="OpenSymbol, 'Arial Unicode MS'" style:font-pitch-asian="variable"/>
    </style:style>
    <style:style style:name="RTF_5f_Num_20_2_20_3" style:display-name="RTF_Num 2 3" style:family="text">
      <style:text-properties style:font-name-asian="OpenSymbol3" style:font-family-asian="OpenSymbol, 'Arial Unicode MS'" style:font-pitch-asian="variable"/>
    </style:style>
    <style:style style:name="RTF_5f_Num_20_2_20_4" style:display-name="RTF_Num 2 4" style:family="text">
      <style:text-properties style:font-name-asian="Symbol2" style:font-family-asian="Symbol" style:font-pitch-asian="variable"/>
    </style:style>
    <style:style style:name="RTF_5f_Num_20_2_20_5" style:display-name="RTF_Num 2 5" style:family="text">
      <style:text-properties style:font-name-asian="OpenSymbol3" style:font-family-asian="OpenSymbol, 'Arial Unicode MS'" style:font-pitch-asian="variable"/>
    </style:style>
    <style:style style:name="RTF_5f_Num_20_2_20_6" style:display-name="RTF_Num 2 6" style:family="text">
      <style:text-properties style:font-name-asian="OpenSymbol3" style:font-family-asian="OpenSymbol, 'Arial Unicode MS'" style:font-pitch-asian="variable"/>
    </style:style>
    <style:style style:name="RTF_5f_Num_20_2_20_7" style:display-name="RTF_Num 2 7" style:family="text">
      <style:text-properties style:font-name-asian="Symbol2" style:font-family-asian="Symbol" style:font-pitch-asian="variable"/>
    </style:style>
    <style:style style:name="RTF_5f_Num_20_2_20_8" style:display-name="RTF_Num 2 8" style:family="text">
      <style:text-properties style:font-name-asian="OpenSymbol3" style:font-family-asian="OpenSymbol, 'Arial Unicode MS'" style:font-pitch-asian="variable"/>
    </style:style>
    <style:style style:name="RTF_5f_Num_20_2_20_9" style:display-name="RTF_Num 2 9" style:family="text">
      <style:text-properties style:font-name-asian="OpenSymbol3" style:font-family-asian="OpenSymbol, 'Arial Unicode MS'" style:font-pitch-asian="variabl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Symbol2" style:font-family-asian="Symbol" style:font-pitch-asian="variable"/>
    </style:style>
    <style:style style:name="RTF_5f_Num_20_4_20_2" style:display-name="RTF_Num 4 2" style:family="text">
      <style:text-properties style:font-name-asian="OpenSymbol3" style:font-family-asian="OpenSymbol, 'Arial Unicode MS'" style:font-pitch-asian="variable"/>
    </style:style>
    <style:style style:name="RTF_5f_Num_20_4_20_3" style:display-name="RTF_Num 4 3" style:family="text">
      <style:text-properties style:font-name-asian="OpenSymbol3" style:font-family-asian="OpenSymbol, 'Arial Unicode MS'" style:font-pitch-asian="variable"/>
    </style:style>
    <style:style style:name="RTF_5f_Num_20_4_20_4" style:display-name="RTF_Num 4 4" style:family="text">
      <style:text-properties style:font-name-asian="Symbol2" style:font-family-asian="Symbol" style:font-pitch-asian="variable"/>
    </style:style>
    <style:style style:name="RTF_5f_Num_20_4_20_5" style:display-name="RTF_Num 4 5" style:family="text">
      <style:text-properties style:font-name-asian="OpenSymbol3" style:font-family-asian="OpenSymbol, 'Arial Unicode MS'" style:font-pitch-asian="variable"/>
    </style:style>
    <style:style style:name="RTF_5f_Num_20_4_20_6" style:display-name="RTF_Num 4 6" style:family="text">
      <style:text-properties style:font-name-asian="OpenSymbol3" style:font-family-asian="OpenSymbol, 'Arial Unicode MS'" style:font-pitch-asian="variable"/>
    </style:style>
    <style:style style:name="RTF_5f_Num_20_4_20_7" style:display-name="RTF_Num 4 7" style:family="text">
      <style:text-properties style:font-name-asian="Symbol2" style:font-family-asian="Symbol" style:font-pitch-asian="variable"/>
    </style:style>
    <style:style style:name="RTF_5f_Num_20_4_20_8" style:display-name="RTF_Num 4 8" style:family="text">
      <style:text-properties style:font-name-asian="OpenSymbol3" style:font-family-asian="OpenSymbol, 'Arial Unicode MS'" style:font-pitch-asian="variable"/>
    </style:style>
    <style:style style:name="RTF_5f_Num_20_4_20_9" style:display-name="RTF_Num 4 9" style:family="text">
      <style:text-properties style:font-name-asian="OpenSymbol3" style:font-family-asian="OpenSymbol, 'Arial Unicode MS'" style:font-pitch-asian="variable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1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8" text:style-name="ListLabel_20_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RTF_5f_Num_20_2_20_2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RTF_5f_Num_20_2_20_3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RTF_5f_Num_20_2_20_4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RTF_5f_Num_20_2_20_5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RTF_5f_Num_20_2_20_6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RTF_5f_Num_20_2_20_7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RTF_5f_Num_20_2_20_8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RTF_5f_Num_20_2_20_9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3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3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3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3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3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3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3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3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3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3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3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3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3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3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3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3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3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3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4" style:display-name="RTF_Num 4">
      <text:list-level-style-bullet text:level="1" text:style-name="RTF_5f_Num_20_4_20_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RTF_5f_Num_20_4_20_2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RTF_5f_Num_20_4_20_3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RTF_5f_Num_20_4_20_4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RTF_5f_Num_20_4_20_5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RTF_5f_Num_20_4_20_6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RTF_5f_Num_20_4_20_7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RTF_5f_Num_20_4_20_8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RTF_5f_Num_20_4_20_9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text:style-name="RTF_5f_Num_20_5_20_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text:style-name="RTF_5f_Num_20_5_20_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RTF_5f_Num_20_5_20_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text:style-name="RTF_5f_Num_20_5_20_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text:style-name="RTF_5f_Num_20_5_20_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text:style-name="RTF_5f_Num_20_5_20_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text:style-name="RTF_5f_Num_20_5_20_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text:style-name="RTF_5f_Num_20_5_20_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Droid Sans" fo:font-size="20pt" fo:font-weight="bold" style:font-size-asian="20pt" style:font-weight-asian="bold" style:font-name-complex="Liberation Sans1" style:font-size-complex="20pt"/>
    </style:style>
    <style:style style:name="MT2" style:family="text">
      <style:text-properties style:font-name="Droid Sans" fo:font-size="12pt" fo:font-weight="bold" style:font-size-asian="12pt" style:font-weight-asian="bold" style:font-name-complex="Liberation Sans1" style:font-size-complex="12pt"/>
    </style:style>
    <style:style style:name="MT3" style:family="text">
      <style:text-properties fo:color="#666666" style:font-name="Droid Sans" fo:font-size="10pt" fo:font-weight="bold" style:font-size-asian="10pt" style:font-weight-asian="bold" style:font-name-complex="Liberation Sans1" style:font-size-complex="10pt"/>
    </style:style>
    <style:style style:name="MT4" style:family="text">
      <style:text-properties fo:color="#0000ff" style:font-name="Droid Sans" fo:font-size="10pt" fo:font-weight="bold" style:font-size-asian="10pt" style:font-weight-asian="bold" style:font-name-complex="Liberation Sans1" style:font-size-complex="10pt"/>
    </style:style>
    <style:page-layout style:name="Mpm1">
      <style:page-layout-properties fo:page-width="8.5in" fo:page-height="11in" style:num-format="1" style:print-orientation="portrait" fo:margin-top="0.3075in" fo:margin-bottom="0.3in" fo:margin-left="0.4366in" fo:margin-right="0.3547in" style:writing-mode="lr-tb" style:layout-grid-color="#c0c0c0" style:layout-grid-lines="6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563in" fo:margin-left="0in" fo:margin-right="0in" fo:margin-bottom="0.416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Div"><text:span text:style-name="WW-Default_20_Paragraph_20_Font1"><text:span text:style-name="MT1">Caroline D. Hardin</text:span></text:span><text:span text:style-name="WW-Default_20_Paragraph_20_Font1"><text:span text:style-name="MT2"> </text:span></text:span><text:span text:style-name="WW-Default_20_Paragraph_20_Font1"><text:span text:style-name="MT3"><text:s/></text:span></text:span><text:a xlink:type="simple" xlink:href="mailto:caroline@ictwiki.org"><text:span text:style-name="WW-Default_20_Paragraph_20_Font1"><text:span text:style-name="MT4">carolin</text:span></text:span></text:a><text:span text:style-name="WW-Default_20_Paragraph_20_Font1"><text:span text:style-name="MT4">e.hardin@doit.wisc.edu</text:span></text:span><text:span text:style-name="WW-Default_20_Paragraph_20_Font1"><text:span text:style-name="MT3"> | 608-469-1294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21:37:00</meta:creation-date>
    <meta:initial-creator>Caroline Hardin</meta:initial-creator>
    <dc:creator>Caroline </dc:creator>
    <meta:print-date>2015-02-15T21:17:09.558391486</meta:print-date>
    <dc:date>2015-02-15T22:26:09.130310355</dc:date>
    <meta:editing-cycles>20</meta:editing-cycles>
    <meta:editing-duration>PT18H32M9S</meta:editing-duration>
    <meta:generator>LibreOffice/4.2.7.2$Linux_X86_64 LibreOffice_project/420m0$Build-2</meta:generator>
    <meta:printed-by>Caroline </meta:printed-by>
    <meta:document-statistic meta:table-count="0" meta:image-count="0" meta:object-count="0" meta:page-count="6" meta:paragraph-count="122" meta:word-count="1209" meta:character-count="9554" meta:non-whitespace-character-count="7371"/>
    <meta:template xlink:type="simple" xlink:actuate="onRequest" xlink:title="Normal" xlink:href=""/>
  </office:meta>
</office:document-meta>
</file>